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justify" style:justify-single-word="false"/>
      <style:text-properties fo:font-size="12pt" fo:font-style="normal" style:font-size-asian="12pt" style:font-style-asian="normal" style:font-size-complex="12pt" style:font-style-complex="normal"/>
    </style:style>
    <style:style style:name="P3" style:family="paragraph" style:parent-style-name="Standard">
      <style:paragraph-properties fo:line-height="200%" fo:text-align="center" style:justify-single-word="false"/>
      <style:text-properties fo:font-size="12pt" fo:font-style="normal" style:font-size-asian="12pt" style:font-style-asian="normal" style:font-size-complex="12pt" style:font-style-complex="normal"/>
    </style:style>
    <style:style style:name="P4" style:family="paragraph" style:parent-style-name="Standard">
      <style:paragraph-properties fo:line-height="200%" fo:text-align="justify" style:justify-single-word="false"/>
      <style:text-properties fo:font-size="12pt" fo:font-style="normal" fo:background-color="transparent" style:font-size-asian="12pt" style:font-style-asian="normal" style:font-size-complex="12pt" style:font-style-complex="normal"/>
    </style:style>
    <style:style style:name="P5" style:family="paragraph" style:parent-style-name="Standard">
      <style:paragraph-properties fo:line-height="200%" fo:text-align="justify" style:justify-single-word="false"/>
      <style:text-properties fo:font-size="12pt" fo:font-style="normal" fo:background-color="#ffff00" style:font-size-asian="12pt" style:font-style-asian="normal" style:font-size-complex="12pt" style:font-style-complex="normal"/>
    </style:style>
    <style:style style:name="P6" style:family="paragraph" style:parent-style-name="Standard">
      <style:paragraph-properties fo:line-height="200%" fo:text-align="center" style:justify-single-word="false"/>
      <style:text-properties fo:font-size="12pt" style:font-size-asian="12pt" style:font-size-complex="12pt"/>
    </style:style>
    <style:style style:name="P7" style:family="paragraph" style:parent-style-name="Standard">
      <style:paragraph-properties fo:line-height="200%" fo:text-align="justify" style:justify-single-word="false"/>
      <style:text-properties fo:font-size="12pt" style:font-size-asian="12pt" style:font-size-complex="12pt"/>
    </style:style>
    <style:style style:name="P8" style:family="paragraph" style:parent-style-name="Standard">
      <style:paragraph-properties fo:line-height="200%" fo:text-align="start" style:justify-single-word="false"/>
      <style:text-properties fo:font-size="12pt" style:font-size-asian="12pt" style:font-size-complex="12pt"/>
    </style:style>
    <style:style style:name="P9" style:family="paragraph" style:parent-style-name="Standard">
      <style:paragraph-properties fo:line-height="200%" fo:text-align="justify" style:justify-single-word="false"/>
      <style:text-properties fo:font-size="12pt" fo:background-color="#ffff00" style:font-size-asian="12pt" style:font-size-complex="12pt"/>
    </style:style>
    <style:style style:name="P10" style:family="paragraph" style:parent-style-name="Standard">
      <style:paragraph-properties fo:line-height="200%" fo:text-align="justify" style:justify-single-word="false"/>
      <style:text-properties fo:font-size="12pt" fo:background-color="transparent" style:font-size-asian="12pt" style:font-size-complex="12pt"/>
    </style:style>
    <style:style style:name="P11"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line-height="200%" fo:text-align="center" style:justify-single-word="false" fo:break-before="page"/>
      <style:text-properties fo:font-size="12pt" style:font-size-asian="12pt" style:font-size-complex="12pt"/>
    </style:style>
    <style:style style:name="P13" style:family="paragraph" style:parent-style-name="Standard">
      <style:paragraph-properties fo:line-height="200%" fo:text-align="center" style:justify-single-word="false" fo:break-before="page"/>
      <style:text-properties fo:font-size="12pt" fo:font-style="normal" style:font-size-asian="12pt" style:font-style-asian="normal" style:font-size-complex="12pt" style:font-style-complex="normal"/>
    </style:style>
    <style:style style:name="P14" style:family="paragraph" style:parent-style-name="Standard" style:list-style-name="L1">
      <style:paragraph-properties fo:line-height="200%" fo:text-align="justify" style:justify-single-word="false"/>
      <style:text-properties fo:font-size="12pt" style:font-size-asian="12pt" style:font-size-complex="12pt"/>
    </style:style>
    <style:style style:name="P15" style:family="paragraph" style:parent-style-name="Standard">
      <style:paragraph-properties fo:line-height="200%" fo:text-align="justify" style:justify-single-word="false"/>
    </style:style>
    <style:style style:name="P16" style:family="paragraph" style:parent-style-name="Heading_20_2" style:master-page-name="First_20_Page">
      <style:paragraph-properties fo:text-align="center" style:justify-single-word="false" style:page-number="auto"/>
      <style:text-properties fo:font-size="12pt" style:font-size-asian="12pt" style:font-size-complex="12pt"/>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ize="12pt"/>
    </style:style>
    <style:style style:name="T7" style:family="text">
      <style:text-properties fo:font-size="12pt" fo:font-style="normal" style:font-size-asian="12pt" style:font-style-asian="normal" style:font-size-complex="12pt" style:font-style-complex="normal"/>
    </style:style>
    <style:style style:name="T8" style:family="text">
      <style:text-properties style:font-size-asian="12pt"/>
    </style:style>
    <style:style style:name="T9" style:family="text">
      <style:text-properties style:font-style-asian="normal"/>
    </style:style>
    <style:style style:name="T10" style:family="text">
      <style:text-properties style:font-size-complex="12pt"/>
    </style:style>
    <style:style style:name="T11" style:family="text">
      <style:text-properties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
      <text:p text:style-name="P6">Paulo Cristo</text:p>
      <text:p text:style-name="P6"/>
      <text:p text:style-name="P6"/>
      <text:p text:style-name="P6"/>
      <text:p text:style-name="P11">As Sete Colónias</text:p>
      <text:p text:style-name="P6"/>
      <text:p text:style-name="P6"/>
      <text:p text:style-name="P6"/>
      <text:p text:style-name="P6"><text:s/></text:p>
      <text:p text:style-name="P12">I – A Fénix</text:p>
      <text:p text:style-name="P6"/>
      <text:p text:style-name="P7">- Joshua! Joshua!... Olha! Olha para o céu... ali! Será a ?...</text:p>
      <text:p text:style-name="P7">- A Fénix, Mariya! A Fénix é real... Eles estão aqui! - Joshua e Mariya ergueram a cabeça e arregalaram os olhos na direcção em que o sol se punha discreto. Olhar nos cristalinos dos dois irmãos durante aquele momento <text:span text:style-name="T1">libertador</text:span>, poderia ser descrito como olhar para um espelho forjado em magia, um lugar envidraçado onde um banho repentino de luz<text:span text:style-name="T2"> multicolor começava pouco a pouco a definir uma imagem envergonhada.</text:span> A visão da tal imagem ganhou nitidez e definição, até se transformar no reflexo de um grande pássaro metálico que se aproximava quase em silêncio. Sobre as asas do monstro caía majestosa a luz já um pouco difusa e alaranjada do ocaso. A esperança assim renascida perdia a timidez e avançava corajosa para um contentamento palpável. Estavam salvos!</text:p>
      <text:p text:style-name="P7"/>
      <text:p text:style-name="P7">Vagarosamente, os dois jovens deixaram a protecção do esconderijo onde se encontravam. Faziam-no de forma bastante acautelada, ainda a medo. A presença da angústia e do temor continuava a poder-se cheirar no ar que os alimentava. À sua volta reinava a destruição total, tudo o que sobrara fora uma terra completamente devastada e enegrecida. Era como se, de repente, alguém munido de um aspirador gigante tivesse simplesmente aspirado toda e qualquer réstia de vida da face daquela planície ali estendida. Aqui e acolá viam-se pedaços, alguns ainda fumegantes, de corpos carbonizados e mutilados, assim como destroços de máquinas de guerra completamente inutilizadas, lado a lado com os vestígios de uma vegetação completamente queimada e espezinhada. Quase nada ficara de pé do que outrora ali se erguera. Não muito longe dali, talvez tão somente a uns dois quilómetros para sul, ainda se podiam ouvir e ver as explosões provocadas pelos potentes canhões dos <text:span text:style-name="T3">Drombies</text:span>.</text:p>
      <text:p text:style-name="P7"/>
      <text:p text:style-name="P7"><text:soft-page-break/>Pouco, mesmo muito pouco restara da aldeia ou das suas pessoas, das gentes que tinham acompanhado os primeiros anos das curtas vidas dos dois jovens. Vidas breves que apesar de não perfazerem sequer dezasseis anos de idade já apresentavam demasiadas nuances de conturbação. Os dois irmãos nunca haviam chegado a conhecer a mãe, que segundo o pai deles falecera vitima de doença prolongada, quando os dois tinham pouco mais de um ano de idade. Tampouco contavam com a presença dos avós. Do pai, Albert de seu nome, a última memória que Joshua retinha na mente, era uma efémera recordação daquela noite em que este veio ter com ele junto à sua cama, <text:s/>e lhe entregou o medalhão que o rapaz guardava desde então. Nunca mais se esqueceria daquelas últimas e estranhas palavras que trocaram entre si:</text:p>
      <text:p text:style-name="P7">- Joshua!... Acorda meu filho... Escuta-me com atenção... Guarda este medalhão bem junto a ti... Nunca te afastes dele... Um dia o nosso povo poderá precisar dele, e de ti... Poderás vir a ter que te tornar num combatente... Poderás ser tu o salvador do nosso povo... Nunca percas a confiança.... Numa altura em que tudo parecerá perdido, a esperança virá do céu... Chegará na forma de uma grande nave... Como uma espécie de <text:s/>pássaro enorme, vermelho e preto... É a Fénix. Eles são meus amigos e virão à tua procura, Joshua... Terás de ir com eles... Vocês poderão ser a nossa última salvação... Protege a Mariya... Não deixes que nada lhe aconteça... A partir de agora serás tu o homem da casa e a tua irmã passa a ser da tua responsabilidade... Ela é muito importante... Protege-a. - Meio adormecido, meio acordado, e sem que lhe fosse dado muito espaço para interpelações no decorrer do quase monólogo, o pobre miúdo esforçava-se por, mas não conseguia perceber o sentido daquelas sentenças moribundas. </text:p>
      <text:p text:style-name="P7">- Mas pai, eu não entendo o que queres... - Balbuciou a dada altura.</text:p>
      <text:p text:style-name="P7">- Dorme Joshua, descansa... Pela manhã tudo te parecerá mais claro. Agora tenho de ir... Não há tempo...</text:p>
      <text:p text:style-name="P7">- Onde? Tens de ir onde?... Pai?... - Os seus olhos atónitos e ramelosos continuavam a inquirir a figura colocada sob a meia luz, em busca de um sentido claro para as expressões. </text:p>
      <text:p text:style-name="P7"><text:soft-page-break/>- Dorme meu filho, dorme... E guarda bem esse medalhão contigo... - Albert beijou-o carinhosamente na fronte e retirou- se do quarto.</text:p>
      <text:p text:style-name="P7"/>
      <text:p text:style-name="P7">Foi a última vez que o viu. Ao fechar os olhos nessa noite, Joshua estava bem longe de imaginar que aquela conversa desferida em tom de profecia seria a última lembrança com que ficaria de seu pai. Albert despediu-se assim do filho ao partir para a frente de combate em Ashton, onde se iria juntar aos bravos que na noite de dezassete de Julho do ano de dois mil quatrocentos e vinte e quatro, de jeito heróico <text:s/>deram as suas vidas em luta, em prol do direito pela liberdade que o povo de Zarzgon merecia. Um batalha épica que acabou com os homens da resistência tombados aos pés do terrível exército dos <text:span text:style-name="T3">Drombies. </text:span><text:span text:style-name="T5">O nome dado a um exército demoníaco </text:span>comandado pelo temível e infame; general Kondar. Albert não mais regressaria a casa.</text:p>
      <text:p text:style-name="P7"/>
      <text:p text:style-name="P7">Quatro anos passaram desde essa data. Os dois pequenos miúdos de então, eram agora <text:s/>dois jovens crescidos e aparentemente iguais a tantos outros, não fosse pelo enorme fardo que neste momento transportavam nas suas costas. Uma carga que se abatera sobre ambos e que carregavam num puro estado de desconhecimento. Desde que o seu pai os abandonara, naqueles termos algo repentinos e inexplicáveis, que tiveram de aprender a sobreviver por sua conta, e embora até há algum tempo atrás tivessem contado com a ajuda do avô, e com o apoio pontual de vizinhos e amigos da família, a verdade mais pura é aquela que conta como conseguiram ultrapassar as dificuldades daquele período, de forma praticamente independente. E isso talvez fosse a maior diferença em relação aos outros jovens da sua idade. </text:p>
      <text:p text:style-name="P7"/>
      <text:p text:style-name="P7">Joshua tornara-se num jovem alto e esbelto, magro mas com algum porte atlético. O cabelo loiro, usava-o ligeiramente comprido, um pouco acima dos ombros, e os seus olhos azul claros irradiavam um brilho suave que lhe adicionava um toque angelical às feições. <text:s/>Era um rapaz bastante irrequieto <text:soft-page-break/>e destemido, o que o ajudava a encontrar sarilhos com facilidade. Tal como ele, também a sua irmã se tornara numa jovem de grande beleza. Não era tão alta como o irmão, tinha possivelmente menos um palmo de altura que ele, à vontade. Tinha um aspecto mais frágil mas igualmente saudável. O seu cabelo curto e desgrenhado era de um tom acastanhado bastante escuro, quase a roçar o preto, e o seu olhar inebriante partilhava indubitavelmente dos bons genes do seu irmão. Se não fosse pela existência de uma microscópica pinta castanha no canto do olho esquerdo, dizer-se-ia mesmo que os seus olhos eram autênticas fotocópias coloridas dos de Joshua. Era mais tímida e reservada do que ele, mas também por isso mais responsável, ponderada e madura. Passava grande parte do tempo a divertir-se com o computador ou a ler, e de livros tinha ela o quarto recheado. A sua mente estava sempre ávida por aprender coisas novas. Recordava-se de um lema da autoria do seu <text:s/>falecido avô, que se tornara na frase que ela mais gostava de guardar: “Eu nada sei porque a mim não me ensinaram coisa alguma, ensinaram-me sim a aprender”. </text:p>
      <text:p text:style-name="P7"/>
      <text:p text:style-name="P7">De boca aberta, os dois irmãos contemplavam embasbacados a enormidade da Fénix <text:s/>enquanto esta iniciava o seu processo de aterragem. Um remoinho enorme de vento envolvia os seus corpos com tanta pujança que dificilmente se conseguiam sequer manter de pé. Joshua abraçava fortemente a sua irmã com uma das mãos, enquanto que com a outra afagava o seu cabelo num gesto instintivo de protecção. Uma sensação estranha apoderava-se deles, algo que nunca tinham sentido até então. Não era medo ou receio o que sentiam, era uma sensação boa, uma sensação mista de alívio, esperança e felicidade. O sentir de um novo recomeço. Um simbólico renascer das cinzas, tal como a lenda mitológica refere que acontecia ao animal alado que empresta o seu nome à carcaça metálica que se aproximava das suas cabeças.</text:p>
      <text:p text:style-name="P6"/>
      <text:p text:style-name="P6"/>
      <text:p text:style-name="P12">II – O mistério do medalhão</text:p>
      <text:p text:style-name="P7"/>
      <text:p text:style-name="P7">Os dois jovens entraram no aparelho mal ele pisou solo firme, convidados a fazê-lo por uma figura masculina de aspecto confiável. Um tipo moreno, de estatura média e porte atlético, que amavelmente os recebeu com um sorriso honesto. Envergava um casaco de cabedal castanho escuro e umas calças azuis igualmente escuras. </text:p>
      <text:p text:style-name="P7">- Joshua e Mariya, não é?... Bem vindos a bordo da Fénix. Eu sou o capitão Filipp. <text:s/>Vocês não me conhecem mas eu sinto-me como se os conhecesse de toda a vida. - Prosseguiu. Filipp conhecera o pai deles há muitos anos atrás, quando ambos ainda serviam no agora decadente e praticamente inexistente exército de Arzgon. Depois de Albert ter abandonado o exército apenas se encontrariam por mais duas vezes. A última delas fora na batalha de Ashton. E foi numa dessas últimas vezes em que estiveram juntos, que Albert lhe confessou uma estranha e fantástica história. De certa forma, foi também aí que ele confiou a Fillip a vida dos seus dois descendentes.</text:p>
      <text:p text:style-name="P7"/>
      <text:p text:style-name="P7">- O vosso pai foi um grande amigo meu. Além de amigo foi também um excelente soldado... Um grande homem e um herói com quem tive o prazer de lutar lado a lado... Foi ele que me trouxe hoje até vocês. - Anunciou o homem do casaco de cabedal.</text:p>
      <text:p text:style-name="P7">- O nosso pai? Você conheceu o nosso pai?... Sabe onde ele está? - Perguntou a rapariga, com um brilho no olhar que velozmente se alastrou e lhe iluminou todo o rosto.</text:p>
      <text:p text:style-name="P7">- Sim e não!... Não é isso!... A última vez que o vi foi há vários anos. Foi ele que me disse onde encontrá-los, caso isto viesse a acontecer... Refiro-me a esta guerra que está em marcha. - O brilho no rosto da jovem extinguia-se tão repentinamente quanto aparecera. - Foi ele que me contou sobre o teu medalhão. - Acrescentou, dirigindo-se ao rapaz.</text:p>
      <text:p text:style-name="P7">- O...o..o.. meu medalhão? - Gaguejou Joshua, surpreendido e abalado pela imprevista revelação. A sua mana não estava menos. Filipp iria tentar explicar o tema o melhor que pudesse, mantendo um <text:soft-page-break/>ar invariavelmente sério, pouco ou nada condizente com o teor da história que se preparava para desembrulhar.</text:p>
      <text:p text:style-name="P7">- Sim, Joshua. O teu medalhão! Tu não sabes mas... há quem acredite que... Parece que esse medalhão que guardas fielmente há tanto tempo... esconde poderes extraordinários. Poderes esses demasiado poderosos e perigosos para todos nós... Poderes que podem ser usados para o bem ou para o mal. É uma sorte que Kondar não tenha ainda descoberto o seu paradeiro. - À medida que a história ia sendo debitada e o mistério se adensava ao ritmo da cada frase proferida, Filipp ganhava a atenção e a confiança dos jovens. Conseguira cativá-los com a sua figura e prosa dóceis. </text:p>
      <text:p text:style-name="P7">- É importante que compreendam isto! - Frisou. - Na noite em que o teu pai te entregou esse medalhão, e partiu para longe... ele estava ao mesmo tempo a salvar a tua vida e a da tua irmã. - Os dois jovens começavam a ficar encantados (e inocentemente estupefactos) com as palavras de Filipp.</text:p>
      <text:p text:style-name="P7"/>
      <text:p text:style-name="P7">- Sabes, Joshua... O teu pai guardava um segredo precioso com ele. Ele tinha um dos sete medalhões sagrados de Arzgon, algo que pertencera em tempos ao governador de Tarein... ao teu avô! Ele achava que seria descoberto mais tarde ou mais cedo, e que nessa altura Kondar viria à procura desse medalhão... tal como fizera na colónia de Fertiza. Contudo... confiava que não descobrissem sobre os seus dois filhos, uma vez que não chegara a casar... Foi para não vos pôr também em perigo que ele se viu obrigado a afastar-se de vocês... Mas ele também sabia que poderia nunca mais os voltar a ver, por isso confiou-te o medalhão... Para que permanecesse escondido e para evitar que caísse nas mãos erradas... do general Kondar.</text:p>
      <text:p text:style-name="P7">- Mas quem é esse tal de Kondar? Onde estão eles? - Interrompeu Mariya, parecendo um pouco “stressada” e ao mesmo tempo um nadinha assustada. Joshua limitava-se a assimilar informação. Filipp acalmou-a primeiro, gesticulando, e continuou o raciocínio depois.</text:p>
      <text:p text:style-name="P7">- Calma! Vocês estão a salvo agora. Nós estamos aqui para os proteger mas... não tenho dúvidas <text:soft-page-break/>que mais tarde ou mais cedo Kondar saberá da vossa existência... e sobre o que realmente aconteceu hoje aqui... Por isso temos de tirá-los daqui! Temi que tivéssemos chegado tarde. É um milagre que tenham sobrevivido. O vosso pai tinha razão ao falar de vocês... - Antes de se perder ainda mais no discurso, coisa que lhe ocorria de vez em quando com alguma naturalidade, Filipp respondeu à pergunta curiosa da jovem.</text:p>
      <text:p text:style-name="P7">- O general Kondar é o líder do exército dos <text:span text:style-name="T3">Drombies</text:span>. Foram eles que acabaram de destruir a vossa aldeia... e toda a cidade de Tarein. Consta que era um homem normal, como eu por exemplo... e antes disso foi um jovem como vocês. O seu pai era o governador de Norvelite. Era um homem bom... ao contrário de Kondar... E a quem tinha sido confiado um dos sete medalhões... Um igual ao que tu tens... Há quem diga que foi Kondar que matou o próprio pai quando descobriu a história dos medalhões... Há também quem diga que ele não é bem humano... Que a sua ganância e sede de poder o terão consumido por completo, roubando-lhe a alma para o reino das trevas, transformando-o em algo demasiado sinistro para continuar a ser considerado humano. - Filipp começara o relato com medo de assustar os dois jovens, mas agora, e muito ironicamente, as suas caras pareciam indicar que estavam a deliciar-se com cada uma das palavras que saíam da boca do capitão. Ele continuou a história com um à vontade em crescendo...</text:p>
      <text:p text:style-name="P7"/>
      <text:p text:style-name="P7">- Dizem que Kondar usa os poderes do seu medalhão para controlar os seus exércitos... Dizem que os seus poderes lhe permitem controlar os corpos e as mentes dos homens mais fracos, tornando-os em “zombies” sem vontade própria. Utiliza-os depois como assassinos sem escrúpulos nos seus exércitos de destruição. - Exércitos demoníacos à parte, era a temática dos poderes ocultos que mais despertava a curiosidade de Joshua:</text:p>
      <text:p text:style-name="P7">- Dizes que o meu medalhão também tem poderes? Não vi nada até hoje! Como pode ser isso?... E existem mais iguais?</text:p>
      <text:p text:style-name="P7">- Sim, Joshua. É verdade! Existem mais seis medalhões como o teu, embora cada um deles deva ter <text:soft-page-break/>poderes diferentes... O facto de não teres notado nada de especial no teu não significa necessariamente que não tenha capacidades fantásticas... Quanto a mim, se queres saber a minha opinião... Significa apenas que ainda não descobristes a forma de libertar ou evocar o seu poder... O teu pai acreditava que tu e esse medalhão poderiam vir a ter um papel decisivo na batalha que se trava... e eu também acredito, mas precisas... Precisamos de saber como utilizá-lo... Como controlar e canalizar a sua força... Agora que vos encontrámos, juntos iremos descobrir isso... - Apesar de ter os dois alunos maravilhados, Filipp acabou por pôr cobro à lição. Sentia-se a levitar para aquela zona tendenciosa (e potencialmente perigosa) onde o raciocínio perde irremediavelmente a corrida contra a paixão e o coração. Embora o perigo se afastasse cada mais para longe, não ganhariam nada em permanecer por muito mais tempo naquelas bandas bafejadas pela morte. </text:p>
      <text:p text:style-name="P7">- Agora venham!... Já chega de blah, blah, blah! Quero mostrar-vos a nave e o resto da tripulação... Vamos sair daqui. - A porta blindada do porão fechou-se sem alarido por detrás deles, assim que abandonaram a improvisada zona de palestra. Dirigiram-se para a parte frontal do aparelho. Pelo caminho, curto, Filipp revelou ainda que a história que agora lhes contava, e que lhe havia sido transmitida por Albert, fora por sua vez passada ao primeiro por intermédio de Krang Chen, um velho ancião de Arzgon a quem se referiu como “um nosso amigo de outros tempos...”.</text:p>
      <text:p text:style-name="P7"/>
      <text:p text:style-name="P7">Mas toda as histórias devem começar pelo principio, e este não é ainda o principio desta história. A origem desta saga começa mesmo muito antes das vidas de Joshua e Mariya terem início. Cerca de dezanove anos antes desse acontecimento, para ser mais preciso...</text:p>
      <text:p text:style-name="P7"/>
      <text:p text:style-name="P12">III – O declínio de Arzgon</text:p>
      <text:p text:style-name="P6"/>
      <text:p text:style-name="P7">O ano é dois mil trezentos e oitenta e nove, e o lugar é a galáxia de Zloten. Um sistema ainda desconhecido na altura em que esta narrativa foi criada, e que se encontra perdido algures nos confins do nosso universo. Um local habitado por humanos, no sentido lato e não restrito do termo. Mas não só por esses!</text:p>
      <text:p text:style-name="P7"/>
      <text:p text:style-name="P7">Os recursos naturais no planeta Arzgon estão no limite, a população cresce desmesuradamente e não há água nem alimentos suficientes para todos. A maior parte da água potável do planeta encontra-se contaminada pelas frequentes chuvas ácidas que se infiltram nos terrenos agrícolas. As doenças alastram-se rapidamente, morrem pessoas a cada minuto que passa e o futuro das que vão conseguindo sobreviver é tudo menos risonho ou promissor (ou longo). A industrialização desmedida e a consequente destruição do ambiente, impulsionada também pelo aumento incontrolável da população, assim como a elevada dependência da tecnologia e a excessiva exploração dos recursos naturais, levaram o planeta a atingir o seu extremo e a gritar, não por socorro mas por clemência. Os níveis de poluição são tão altos que o planeta muitas vezes se encontra (por vezes durante dias a fio) constantemente envolvido numa teimosa nuvem espessa e cinzenta de matéria em suspensão, de tal forma que muito pouca luz do sol de Arzgon consegue chegar à superfície do lugar. Esses são os dias mais longos, mais frios, e os mais penosos que ali se vivem.</text:p>
      <text:p text:style-name="P7"/>
      <text:p text:style-name="P7">A situação evoluiu a tal ponto que os governantes de Arzgon chegaram à conclusão que era já irremediável e impossível de contornar. Decidiram então tomar medidas drásticas, que mais tarde se tornariam imensamente impopulares. O Conselho Supremo de Arzgon votou uma proposta que passaria pela colonização a médio prazo do pequeno planeta vizinho; <text:s/>Zarzgon. A empreitada era <text:soft-page-break/>ambiciosa mas exequível. Do mal o menos, a tecnologia permitia-o. </text:p>
      <text:p text:style-name="P7"/>
      <text:p text:style-name="P7">O objectivo de tão cobiçoso projecto era aliviar a pressão sobre os recursos de Arzgon, ao mesmo tempo que se criariam os alicerces para a construção de uma nova sociedade, mais organizada e consciente dos efeitos dos seus actos. Esperançosamente, pretendia-se que esta viesse a ser mais responsável, equilibrada e sustentável do que a decadente, corrupta e decrépita, civilização Arzgoniana.</text:p>
      <text:p text:style-name="P7"/>
      <text:p text:style-name="P7">O exército foi para as ruas com o objectivo de recrutar as pessoas que maiores garantias davam de assegurarem um processo eficaz e harmonioso de colonização. Certos grupos mais desfavorecidos foram preteridos, quer fosse pelo seu estatuto social, pela sua idade, ou mesmo pela sua saúde física ou mental. Foi um processo muito pouco pacifico. Era uma espécie de selecção natural imposta pela força das armas, <text:s/>ou seja, uma selecção discriminatória, imoral e provocadora. Infelizmente era a única alternativa minimamente viável. Aconteceu que esta atitude que não foi bem aceite pelas populações, como aliás só algum acéfalo politico poderia imaginar algo em contrário. O povo, apercebendo-se dos motivos que estavam por detrás desta acção militar, e principalmente da injustiça dos critérios utilizados, fazia questão de mostrar o seu desagrado. Famílias inteiras foram separadas, e desta forma tanto escolhidos como preteridos se começaram a rebelar. As rixas e os motins entre populares e exército tornaram-se constantes. Esta situação de caos e revolta trouxe ainda mais morte e miséria junto da população, agravando o que já era mau e tornando-o em algo ainda pior. Mas não foi só isso que germinou dessa acção. Devido aos violentos confrontos que se prolongaram por vários meses, muita da tecnologia, vista por muitos como catalisadora da situação que se vivia na altura, foi utilizada como bode expiatório, e acabou danificada ou irremediavelmente perdida. No entanto, e mesmo face a tanta contestação e dissabores, não houve qualquer recuo por parte dos governantes. Era necessário agir e o caminho já estava traçado. Não <text:soft-page-break/>havia mais tempo a perder ou volta a dar. </text:p>
      <text:p text:style-name="P7"/>
      <text:p text:style-name="P7">O processo foi demorado. Antes mesmo do exército chegar às ruas, já em segredo as partes técnica e cientifica tinham dado os primeiros passos. O Conselho Supremo de Arzgon mandara reunir uma equipa com os maiores cientistas e engenheiros do planeta. Estes incluiriam a primeira equipa de colonos a ser destacada para o planeta vizinho. A sua missão era simples e linear, mas ao mesmo tempo extremamente complexa. Eles constituiriam a colónia original, a equipa de “terraformação”. O seu objectivo era tornar Zarzgon habitável, modificando as suas inóspitas condições ambientais de modo a torná-las parecidas com as que Arzgon possuíra há décadas atrás, antes do período negro que se vivia actualmente.</text:p>
      <text:p text:style-name="P8"/>
      <text:p text:style-name="P7">Apesar da proximidade entre os dois planetas, as condições ambientais eram significativamente diferentes. Em Zarzgon, a temperatura à superfície andava na ordem dos 60.º C negativos, e o planeta não possuía uma atmosfera suficientemente espessa e desenvolvida que conseguisse reter o calor. A sobrevivência por um curtíssimo espaço de tempo era possível mas apenas com equipamento específico, sendo perfeitamente inviável e letal para uma colonização permanente. Para essa estadia poder ser definitiva havia um rol de alterações a desencadear. </text:p>
      <text:p text:style-name="P8"/>
      <text:p text:style-name="P7">Foram construídas sete colónias primordiais em pontos distintos. Norvelite, Ashton, Tarein, Laferten, Fertiza, Lavolu e Conscara eram os seus nomes. A sua localização foi propositadamente escolhida de forma a ficarem suficientemente afastadas umas das outras e ocuparem de forma homogénea a superfície do pequeno planeta. Assim, foram lá construídas e postas em funcionamento, enormes fábricas emissoras de gases com efeito de estufa, alimentadas por poderosas centrais nucleares movidas a energia solar. O seu principal objectivo era aumentar os níveis desses gases na atmosfera de Zarzgon, contribuindo assim para o aquecimento do planeta. <text:soft-page-break/>Com o mesmo propósito, foram também espalhadas pela superfície colónias gigantescas de bactérias aeróbicas geneticamente modificadas para o efeito. </text:p>
      <text:p text:style-name="P8"/>
      <text:p text:style-name="P7">Existia água em abundância no planeta, mas a maior parte dela estava aprisionada no subsolo e era preciso extrai-la até à superfície, o que era possível com o aumento da temperatura. Houve até quem propusesse desviar propositadamente um cometa para fora da sua rota, através de detonações de proximidade e à superfície, e assim fazendo com fosse levado a colidir contra o planeta, para também ele poder libertar a preciosa água que transportava. Esse plano mirabolante fracassou, não obstante a sua genialidade.</text:p>
      <text:p text:style-name="P7"/>
      <text:p text:style-name="P7">Foram colocados em órbita oito enormes espelhos, cobertos com um fino metal reflector. Cada um deles tinha cerca de cinquenta quilómetros de diâmetro. A sua função era aumentar consideravelmente a quantidade de luz solar que o planeta recebia. Detonações de profundidade, de proporções gigantescas, foram realizadas para ajudar a aquecer o planeta a partir do seu interior, ao mesmo tempo que gases concentradores de calor eram directamente injectados na atmosfera primitiva. <text:s/>Cerca de dezanove meses depois, e uma vez obtidas uma atmosfera mais espessa e uma temperatura significativamente superior, começaram a ser introduzidas quantidades colossais de bactérias e plantas geneticamente modificadas, capazes de produzir quantidades enormes de oxigénio, elemento que também era directamente injectado na atmosfera.</text:p>
      <text:p text:style-name="P7"/>
      <text:p text:style-name="P7">Aproximadamente dois anos depois, Zarzgon tornara-se numa extensa massa de terra por onde uma jovem e verde floresta, luxuriante em clorofila, começava a brotar por todo o lado, recortada aqui e ali por rios e lagos. Era uma terra virgem e imaculada. O sítio perfeito para o recomeço. <text:s/>Em certa medida era um verdadeiro paraíso por explorar. Zarzgon caracterizava-se igualmente pela abundância de enormes desfiladeiros, rodeados de planaltos aterradores do cimo dos quais jorravam <text:soft-page-break/>cascatas com centenas de metros de altura. Obviamente que a morfologia era a mesma que já lá estava antes, o que veio depois foi a água e o tipo de vida que normalmente lhe costumamos associar, mas ainda há muita coisa que desconhecemos sobre essas matérias e nunca se sabe quando seremos surpreendidos. De qualquer das formas, as cidades coloniais situavam-se longe desses lugares invulgares.</text:p>
      <text:p text:style-name="P7"/>
      <text:p text:style-name="P7">Nos meses que se seguiram ao término do processo de “terraformação”, milhares de colonos foram enviados para Zarzgon. <text:s/>Não havia continentes a separar as sete colónias, apenas distância. Isto porque tampouco existiam oceanos. Desde então passaram quase quarenta anos.</text:p>
      <text:p text:style-name="P8"/>
      <text:p text:style-name="P7">Para cada uma das colónias o Conselho Supremo de Arzgon elegeu um representante, um personagem que passaria a ser uma espécie de governante da colónia. Seria o seu responsável máximo, uma referência de autoridade local e a pessoa que ditaria as leis e comandaria os destinos da colónia, reportando nos primeiros tempos ao Conselho. Eram pessoas de quem se esperava uma conduta exemplar e condigna com os interesses do povo. Não se sabe ao certo quais foram os critérios utilizados para a selecção destes governantes, no entanto sempre houve quem espalhasse boatos acerca de estranhos interesses por detrás de ditas nomeações.</text:p>
      <text:p text:style-name="P8"/>
      <text:p text:style-name="P7">Simbolicamente, a cada um desses governantes foi entregue uma espécie de amuleto. Ao que parece, um medalhão secular de origem misteriosa e enigmática. <text:s/>Algo que há muito tempo era religiosamente protegido pela Assembleia de Anciãos de Arzgon. Este grupo politico era uma espécie de ala conservadora do Conselho Supremo, da qual faziam parte descendentes dos pais fundadores de Lothar, capital e berço da sociedade de Arzgon. Eram tidos como os habitantes mais respeitados de Arzgon e todas as decisões do Conselho passavam obrigatoriamente pela sua aprovação. </text:p>
      <text:p text:style-name="P8"><text:soft-page-break/></text:p>
      <text:p text:style-name="P7">Não se sabe ao certo a origem daqueles medalhões. Havia quem alegasse que se tratavam de reminiscências de uma civilização mais antiga. O legado de uma civilização ancestral ou algo do género. Havia também quem especulasse sobre supostos poderes sobrenaturais associados a essas relíquias. Poderes que abririam as portas a feitos inimagináveis. Talvez houvesse em tudo isto muito de lenda e pouco de verdade. Era um segredo muito bem guardado e que pouca gente para além do tal congregado dos anciãos conhecia na realidade. Pretendia-se que assim continuasse, e durante muitos anos foi isso que aconteceu, até terem começado a surgir rumores...</text:p>
      <text:p text:style-name="P7"/>
      <text:p text:style-name="P7">Segundo uma crença que se espalhou de boca em boca, terão mesmo sido encontradas algumas ruínas subterrâneas, vestígios da existência dessa antiga civilização que alguns referiam. Os achados terão tido lugar numa galeria das minas de carvão mineral da capital de Arzgon. No entanto, a existirem mesmo, até hoje muito pouca gente terá visto essas enigmáticas ruínas. Há muito que o Conselho Supremo mandou encerrar as ditas minas de carvão, sem nunca ter sido dada uma explicação oficial que fosse suficientemente convincente. O governo proibiu <text:s/>expressamente o acesso a toda essa zona de floresta, situada a norte do distrito de Lothar. Um local que era designado por “floresta negra”. Um nome associado a, e cuja origem remonta ao tipo de exploração de recursos que aí era feito. Dizia-se que esse misterioso e desaparecido povo teria forjado algo como uma máquina ou amuleto que encerrava os segredos da sua civilização. Algo que continha os seus segredos mágicos e a razão da sua existência, ou por outras palavras menos rebuscadas; o seu conhecimento adquirido. Ao que consta, era algo de tão poderoso e potencialmente tão perigoso, que poderia tornar-se desastroso caso viesse a cair em mãos ignóbeis. Assim, os seus criadores terão decidido por bem reparti-lo em sete partes distintas que foram escondidas em locais diferentes de Arzgon. Contudo, um documento revelador das localizações e do significado dos amuletos terá sido (propositadamente ou por descuido) deixado para trás. Um dia, esse mapa terá sido descoberto e os <text:soft-page-break/>pedaços terão sido novamente reunidos. Desde então, terão passado de geração em geração até chegarem aos dias de hoje, em que supostamente se encontram à guarda dos anciãos de Arzgon. Falo, sublinho, do período pré-colonização e de uma crença sem qualquer veracidade confirmada oficialmente.</text:p>
      <text:p text:style-name="P8"/>
      <text:p text:style-name="P7">Depois da chegada dos primeiros colonos, e durante décadas, o povo de Zarzgon viveu em relativa tranquilidade. Ultrapassados os conturbados primeiros anos de existência, a nova sociedade que fruto da colonização aí emergira, prosperava sem grandes sobressaltos. E isto foi assim até que muito recentemente um novo rumor sobre a origem e os segredos dos estranhos amuletos veio trazer ao de cima a cobiça de alguns homens. Houve quem começasse a acreditar que o que fora feito passar por lenda, poderia afinal ser realidade. O que há muito parecia esquecido, voltou de novo a ser falado. Em consequência disso, o povo voltava a ver-se mergulhado num período de instabilidade, de caos, e em última análise; de guerra. </text:p>
      <text:p text:style-name="P8"/>
      <text:p text:style-name="P7">Albert, o pai de Joshua e Mariya, era filho de Kaliburt, que fora o governante da sexta colónia de Zarzgon, Tarein. Albert herdara do pai um pequeno artefacto, o medalhão que a este fora atribuído aquando do movimento de colonização. O avô dos miúdos deixara o mundo dos vivos há seis anos atrás, e foi justamente algum tempo antes de falecer que passou esse testemunho de fé palpável ao filho. Aquilo que Albert não aceitou foi assumir o papel de governante da colónia, algo que achou por bem deixar para uma outra pessoa da confiança dos dois. Kaliburt fora um bom governante, tal como o foi o sucessor que nomeou para continuar o seu trabalho.</text:p>
      <text:p text:style-name="P7"/>
      <text:p text:style-name="P7">Toda a extensão da colónia de Tarein era um local onde os habitantes conseguiam viver pacificamente e em relativa harmonia. Pelo menos assim foi até muito recentemente. Seguindo-se a Fertiza, Ashton e Conscara, Tarein fora a quarta colónia de Zarzgon a ser completamente arrasada, <text:soft-page-break/>conquistada e escravizada pelo temível exército do auto-intitulado <text:s/>“general” Kondar.</text:p>
      <text:p text:style-name="P6"/>
      <text:p text:style-name="P12">IV – A ascenção de Kondar</text:p>
      <text:p text:style-name="P6"/>
      <text:p text:style-name="P7">Kondar era filho de Zabret, o governante da terceira colónia de Zarzgon, Norvelite. Foi aí que ele nasceu. Em miúdo era <text:s/>bastante travesso e irrequieto, algo absolutamente normal em crianças de tenra idade. Adorava brincar e fazer partidas aos mais velhos. E eram quase sempre estes os seus parceiros de jogos. Os seus pais eram muito protectores e conservadores em relação ao rapaz, e poucas vezes o deixavam contactar com pessoas fora do palácio onde viviam. Não o faziam por mal, faziam-no como uma forma de o protegerem de determinadas influências externas que pudessem toldar negativamente o seu carácter. Por outras palavras, tentavam afastá-lo ao máximo de “más companhias”. Até aqui nada de novo. Acontece que, passando grande parte da sua inocente infância confinado aos limites do palacete em que vivia, o pobre rapaz pouco convívio tinha com outros meninos da sua idade, e não tinha mais remédio senão socializar com os <text:s/>funcionários e guardas do palácio. E eram precisamente os últimos que ele mais admirava. Nas raras oportunidades em que tinha por perto a presença de outras crianças, familiares do pessoal que por ali trabalhava, as suas brincadeiras levavam-no a imitar os comportamentos que via nos militares. Desde muito pequeno que era fascinado por aquelas fardas e armas que via os mais graúdos usarem. Certo dia, numa brincadeira igual a tantas outras, sofreu um acidente que <text:span text:style-name="T1">malogradamente</text:span> acabou por lhe vazar uma vista. Os médicos implantaram-lhe um olho artificial que embora não lhe devolvesse a visão permitiria que continuasse a fazer uma vida normal. Houvera em tempos tecnologia que o recuperaria totalmente, só que essa ficara para trás. E dela só restariam cinzas mal apagadas, numa outra sociedade, noutra vida, num outro planeta. Como se isso não bastasse como infortúnio, na altura em que os testes médicos lhe foram feitos, detectou-se-lhe um outro problema a nível óptico: Sofria de daltonismo. </text:p>
      <text:p text:style-name="P7"/>
      <text:p text:style-name="P7">Em consequência do acidente e de forma a prevenir novos acidentes do género, os seus pais <text:soft-page-break/>proibiram-lhe expressamente determinado tipo de brincadeiras e começaram a confiná-lo ainda mais tempo à segurança das quatro paredes do palácio. Contudo, e apesar de frustrado, o jovem nunca perdeu o seu fascínio pela vida militar, de tal forma que depois da adolescência tentou ingressar na guarda militar de Norvelite. Acontece que, derivado à sua pequena deficiência física, nunca conseguiu passar nos exigentes exames físicos de admissão, sendo inclusivamente rejeitado mais do que uma vez. Por várias vezes tentou que o seu pai intercedesse por ele, tentando tirar partido da influência política do progenitor, mas este sempre se recusou a fazê-lo. Zabret era um homem de convicções fortes e um pai preocupado e atento, mas sobretudo um homem autoritário e inflexível nas suas decisões. Fora criado dessa forma e esse era o único estilo que ele conhecia. Se funcionara com ele, porque não haveria de funcionar com o seu próprio filho?</text:p>
      <text:p text:style-name="P7"/>
      <text:p text:style-name="P7">Sentindo uma imensa frustração interior, Kondar começou a agir de forma estranha, isolando-se cada vez mais dentro da protecção do palácio, chegando inclusive a haver dias em que não falava absolutamente com ninguém. Para piorar as coisas, a sua mãe veio a falecer pouco tempo depois da última rejeição militar do filho, tendo ela perecido vitima de uma estranha anomalia genética que veio a degenerar numa doença terminal. Uma fatalidade que constituía <text:s/>um verdadeiro enigma <text:s/>e cujas causas permaneciam desconhecidas, isto apesar da frequência com que o mesmo tipo de anomalias físicas era reportado na população adulta da região. Como consequência da perda que transversalmente lhe fora destinada, a personalidade do jovem rapaz começou a deteriorar-se cada vez mais e mais, ao sabor dos dias e noites de dor e solidão. Kondar passou os primeiros vinte anos da sua vida a alimentar frustrações e a cultivar desgostos.</text:p>
      <text:p text:style-name="P7"/>
      <text:p text:style-name="P7">Por várias vezes tentou que o seu pai lhe atribuísse um papel de responsabilidade na governação da colónia, de forma a compensá-lo de alguma forma pela destruição do seu sonho de carreira. Exigia que o seu pai criasse para ele um cargo semelhante ao de vice-governante da colónia. Um pedido ao <text:soft-page-break/>qual o seu pai nunca atendeu. Preocupado e com algumas, para não dizer muitas, dúvidas sobre a própria sanidade mental do único filho, Zabret sempre recusou os pedidos alegando que Kondar não estava preparado para ditos cargos de chefia, e simultâneamente de tamanha responsabilidade, devido à sua imaturidade e ao seu comportamento demasiadamente compulsivo. Kondar nunca aceitou com bons modos a decisão e a justificação do pai. Como jovem rebelde que sempre fora, começou a pensar em usurpar-se do poder pela força. A sua mente começou a enlouquecer e a perder terreno face ao discernimento. Servindo de agravante a situação, lembrava-se constatemente de uma história que a mãe lhe contara em pequeno, uma sobre uns medalhões iguais ao que o seu pai usava. Uma história que mesmo recentemente e durante muitas noites a fio lhe assaltou a mente, perturbando-a ainda e cada vez mais.</text:p>
      <text:p text:style-name="P7"/>
      <text:p text:style-name="P7">Kondar planeou então o assassínio do próprio pai. Numa noite gélida de inverno, enquanto o seu progenitor dormia tranquilamente no seu leito, entrou-lhe no quarto e aproximou-se sorrateiramente da cama. Depois, num acto sem escrúpulos e irreflectido, <text:s/>acabou-lhe com a vida. </text:p>
      <text:p text:style-name="P7">- Com que então muito novo e irresponsável, não é pai?... Espera... Já vais ver! - Proclamou friamente, <text:s/>antes de desferir o golpe fatal. Zabret acordava nesse preciso momento.</text:p>
      <text:p text:style-name="P7">- Kondar?... Mas o que estás a fazer aqui?... O que é isso?... <text:s/>- Ouviu-se um grito abafado, do tipo:</text:p>
      <text:p text:style-name="P7">- “Aaahhhhggg!” - E em seguida apenas se ouviu silêncio. <text:s/>Kondar havia cravado um punhal enorme no peito do pai, mesmo na zona do coração. A morte do homem foi imediata. Foi num ápice que cada um dos olhos de Zabret se despediu de toda e qualquer réstia de vida, como se de um balão se tratasse. Um balão onde, de repente, alguém resolvera desapertar o nó que prendia o ar no interior, esvaziando-o sem qualquer aviso prévio num abrir e fechar de olhos. Neste caso concreto tratava-se mesmo de um cerrar de olhos, definitivo! Kondar tinha uma expressão de demência estampada na face. Parecia estar possuído por um demónio do além.</text:p>
      <text:p text:style-name="P7">- Agora sou eu quem manda, velho estúpido... Eu sou o governante!... Eu!... Eu e mais ninguém! O <text:soft-page-break/>medalhão é meu! Meu e só meu! - Soltou uma gargalhada que roçou o fantasmagórico. Com um forte puxão, arrancou sem dó nem mágoa o cordão que segurava o medalhão ao pescoço do falecido pai. Olhando para o espelho do quarto, envergou-o no seu próprio busto. Um sorriso retorcido e um brilho escuro e tenebroso nos olhos vislumbravam-se na imagem invertida do espelho do quarto mal iluminado, mesmo ao lado do reflexo do corpo seminu que jazia na cama. Nos lençóis, uma mancha de sangue corroía o tecido no ponto de entrada do golpe. Depois, antes de sair, uma outra gargalhada ecoou pela sala, desta vez num tom mais abafado, embora nem por isso menos assustador.</text:p>
      <text:p text:style-name="P7"/>
      <text:p text:style-name="P7">Kondar adoptou a alcunha de general, atribuindo-se a si próprio esse título. Ao longo dos últimos anos conseguiu criar um grupo de guerreiros que cegamente o segue enquanto espalha a sua sede de poder pelos territórios habitados de Zarzgon. Um exército que manipulará, segundo diz o povo, <text:s/>como se de uma marioneta se tratasse, alegadamente graças aos poderes do tal medalhão usurpado a Zabret. <text:s/>Um exército saído do mais terrível dos pesadelos que um homem insano almeja sonhar. Um grupo de sanguinários sem vontade própria, sem sentimentos, e acima de tudo, sem escrúpulos. Apelidados de <text:span text:style-name="T3">Drombies</text:span>, estas cegas e inconscientes máquinas de guerra assassinas disfarçadas em corpos de homens, têm deixado atrás de si um rasto de morte e destruição. Uma infantaria de números assombrosos, auxiliada por inúmeras viaturas de combate, tem subjugado tudo e todos à sua passagem. Misericórdia é palavra que não consta do vocabulário do general Kondar ou dos seus vassalos. </text:p>
      <text:p text:style-name="P8"/>
      <text:p text:style-name="P7">Nos últimos dois anos, cinco das sete colónias originais de Zarzgon sucumbiram à sua mercê. Os “sortudos” que conseguem sobreviver, tornam-se, na melhor das hipóteses, súbditos e soldados forçados de Kondar. <text:s/>Os velhos e as crianças, muitas vezes considerados por este como carcaças fracas e inúteis, são perseguidos, torturados ou mortos sem piedade. Muitas das mulheres são <text:soft-page-break/>violentadas ou escravizadas.</text:p>
      <text:p text:style-name="P8"/>
      <text:p text:style-name="P7">A última colónia a sofrer a mão pesada das hostes de Kondar foi Tarein, a quinta colónia <text:s/>a ser criada em Zarzgon. A terra natal de Joshua e de Mariya. Dois jovens que testemunharam com os seus próprios olhos a passagem do fatídico exército de <text:span text:style-name="T3">Drombies</text:span>. Felizmente ambos conseguiram esconder-se e desse modo sobreviver à fúria do ataque. Aguentaram até ao ponto em que por fim seriam resgatados e acolhidos por um antigo amigo de seu pai. Embora algo tarde, Filipp chegou ainda muito a tempo de os auxiliar, resgatando-os de uma morte certa ou de algo ainda pior. <text:s/>No entanto estes dois jovens estão ainda bastante longe de imaginar o que o futuro reserva para eles.</text:p>
      <text:p text:style-name="P8"/>
      <text:p text:style-name="P12">V – A revelação</text:p>
      <text:list xml:id="list245403713" text:style-name="L1">
        <text:list-header>
          <text:p text:style-name="P14"/>
        </text:list-header>
      </text:list>
      <text:p text:style-name="P7">A bordo da Fénix, o capitão Filipp fazia as devidas apresentações entre a tripulação e os visitantes. </text:p>
      <text:p text:style-name="P7">- Denis! Apresento-te o Joshua e a Mariya, os dois filhos do Albert de que vos falei... Joshua e Mariya!... Este é o tenente Denis, a segunda pessoa no comando... É também o nosso mecânico de serviço e um verdadeiro especialista em armamento... - Depois apontou para a mulher ruiva de compleição atlética. - Aquela ali é a sargento Nina. A nossa bela e genial operadora de comunicações... - Em jeito de piada, acrescentou: - É preciso cuidado com ela... A Nina é também exímia em luta corpo a corpo e... um dos melhores atiradores que conheço nesta parte da galáxia... Mas mais que isto, ambos são duas pessoas extraordinárias e uns amigos fora de série... sobretudo por terem a pachorra de me aturar... <text:s/>- Os seus lábios voltaram a exercitar-se me modo de sorriso. <text:s text:c="2"/>Os dois catraios estavam maravilhados com a recepção. Toda a gente lhes parecia bastante simpática. Os sorrisos era rasgados e pareciam acarretar sinceridade consigo. Filipp achou por bem continuar o seu relato:</text:p>
      <text:p text:style-name="P7">- Agora que já conhecem a história do nascimento de Zarzgon, bem como o mistério por detrás dos medalhões... resta-me explicar-vos qual o vosso papel e... o fardo que carregam... Principalmente tu Joshua!... Desde a noite em que o teu pai partiu para Ashton... - Fez uma breve pausa, como se estivesse à procura das melhoras palavras para expressar aquilo que pretendia transmitir.</text:p>
      <text:p text:style-name="P7">- ... Os medalhões possuem algum tipo de poder sobrenatural, extraordinário... Funcionam como peças menores de um puzzle gigantesco. No entanto, o poder de cada um é limitado, embora nem por isso menos perigoso e potencialmente destrutivo... Kondar já conseguiu reunir cinco das sete partes... Felizmente ainda não conseguiu a parte que trazes contigo, mas é apenas uma questão de tempo até ele descobrir onde se encontra. Não voltará com certeza a cometer o mesmo erro que fez em Tarein... Nós temos algo que ele quer... É aqui que tu entras, Joshua... Precisamos descobrir se, e como podemos usar esse medalhão a nosso favor, face à ameaça de Kondar... - O seu tom bastante <text:soft-page-break/>sério revelava muito de introspecção.</text:p>
      <text:p text:style-name="P7">- Podemos combater até ao limite das nossas forças mas duvido que consigamos derrotar Kondar ou o seu exército sem o auxílio dos poderes desse medalhão. - Concluiu. Antes de fitar os olhos de Filipp, Joshua cerrou um dos punhos e franziu a testa, cavando nela uns sulcos rugosos. Com a outra mão segurou de forma firme a mão esquerda de Mariya. Um gesto que apesar da aparente rigidez aplicada, tinha imenso de delicado e de protector, não sentindo ela a mínima pressão ou desconforto.</text:p>
      <text:p text:style-name="P7">- Capitão Filipp! Pode crer que farei tudo o que estiver ao meu alcance para combater esse monstro que destruiu tudo aquilo que eu amava... Matou todos os meus amigos e destruiu a minha família. Foi por causa dele também que perdi o meu pai... Não perderei mais nada nem ninguém por culpa desse assassino! - Exclamou o rapaz, <text:s text:c="2"/>num registo de voz inquietante. Filipp sentiu-se esbofeteado por duas sensações contraditórias.</text:p>
      <text:p text:style-name="P7">- Óptimo Joshua! Fico agradado com o teu entusiasmo. Mas precisas de te acalmar, toda essa raiva e ódio não são nada bons. - Contudo, o jovem voltou a reiterar a sua vontade de participar pro-activamente naquela batalha. Pediu até que o ensinassem a lutar. Insistiu para que o treinassem. Houve um momento em que Filipp terá percebido um desejo de vingança no seu olhar, algo que o perturbou ainda mais.</text:p>
      <text:p text:style-name="P7">- Creio que ainda não estás preparado para combater. Não sei mesmo até que ponto isso será necessário. Por outro lado... Não fazemos a menor ideia do poder que esconde o teu medalhão nem de que forma e se... - Acentuou o “e se”, repetindo-o. - ... ele nos poderá ser útil... Agora precisas de descansar e concentrar-te no medalhão. Talvez com a ajuda da tua irmã possam perceber algo de anormal... algo que vos tenha escapado até agora. - O jovem voltou a tocar no assunto que mais lhe inquietava a mentalidade libertina. De certa forma, a sua atitude era compreensível. Mesmo que tal o assustasse ao ponto de hesitar um pouco em aceitá-lo, era inegável que Filipp via muito de si e sobretudo do rapaz que fora, no jovem que tinha por diante, e por isso acabou por aceder ao seu <text:soft-page-break/>pedido.</text:p>
      <text:p text:style-name="P7">- Está bem! Começaremos o teu treino dentro em breve... Dentro de dois dias... Agora temos pouco tempo. Temos de sair daqui. Tentarei contactar Krang Chen e perceber se ele nos poderá ajudar nisto. Precisamos saber mais... - Fez uma breve pausa para reflectir. - Agora quero que te concentres no medalhão... - Depois mandou-os retirarem-se: - <text:s/>Podem recolher os dois aos vossos aposentos. O Denis mostra-lhes o caminho! - Fez um sinal com cabeça <text:s/>ao seu colega. Os jovens obedeceram e saíram atrás dele.</text:p>
      <text:p text:style-name="P7"/>
      <text:p text:style-name="P7">Mal os dois irmãos desaparecem por detrás da porta da ponte de comando, Filipp mergulha por momentos numa imensidão de pensamentos banhados por um mar de dúvidas. <text:s/>Denis saiu e voltou a entrar na pequena sala de comando sem que o capitão sequer desse por isso, de tão absorto que estava na sua disputa interior. De súbito, a sua meditação é interrompida pela voz da tenente Nina, que estava sentada junto ao painel de controlos. Ela rodou bruscamente na sua cadeira e em sobressalto dirigiu-se a Filipp da seguinte forma: </text:p>
      <text:p text:style-name="P7">- Capitão! Capitão!... Acabámos de interceptar umas comunicações... Supostamente do posto avançado da FLZ, perto de Laferten. - A sigla F. L. Z. (Força Libertadora de Zarzgon) era a denominação que identificava o movimento militar de resistência. O frágil mas bravo e determinado grupo de homens e mulheres que teimava em não deixar de lutar pela liberdade do povo das colónias que defendiam, combatendo do lado mais leve da balança, contra a opressão de Kondar e do seus lacaios.</text:p>
      <text:p text:style-name="P7">- O quê? Calma!... O que se passa, Nina?</text:p>
      <text:p text:style-name="P7">- Parece que o exército de Kondar foi avistado junto à passagem norte do desfiladeiro de Depsor, mais ou menos a cerca de duzentos quilómetros a sul de Laferten. - Alertou a bela e perigosa mulher de cabelo avermelhado, de nome Nina. A notícia que os seus lábios espalhavam era deveras alarmante. Não restavam dúvidas de que as tropas de Kondar estavam já a caminho de Laferten.</text:p>
      <text:p text:style-name="P7"><text:soft-page-break/>- Maldição! - Exclamou ele. - Isto encurta-nos o nosso tempo ainda mais!... De qualquer das formas, pelo que vimos, o exército de Kondar terá perdido a sua última unidade aérea nos últimos confrontos com a resistência, em Tarein... - Parou para pensar durante uns segundos. - ... Tendo em conta a morfologia do terreno nessa zona, e a densa vegetação... as tropas terrestres levarão algum tempo a percorrer essa distância... Diria que isto nos dará talvez uma janela de trinta e seis a quarenta e oito horas... O posto avançado já informou o governador de Laferten? - A resposta dela não foi a desejável:</text:p>
      <text:p text:style-name="P7">- Não! Parece que não conseguem comunicar para lá há mais de vinte e quatro horas... Laferten parece estar com as comunicações cortadas. Não respondem às tentativas de contacto.</text:p>
      <text:p text:style-name="P7">- E nós, Nina? <text:s/>Conseguimos informar o posto de Laferten? - Perguntou ele.</text:p>
      <text:p text:style-name="P7">- Negativo, capitão! Não consigo apanhar nada na frequência. Apenas estática!</text:p>
      <text:p text:style-name="P7">- Hum!... - Disse Filipp, coçando nervosamente o queixo com a mão. - Talvez Kondar tenha de alguma forma sabotado as comunicações lá... Não há forma de saber. Seja como for... há muito pouco tempo para prepararmos acções defensivas. Temos de avisar Laferten urgentemente. Temos de avisá-los nós mesmos! - Depois voltou-se para o tenente:</text:p>
      <text:p text:style-name="P7">- Denis!... - Disse. - ... Já sabes o que tens a fazer. - A expressão foi apenas retórica. - Leva-nos para lá o mais rápido possível. - Concluiu.</text:p>
      <text:p text:style-name="P7">- Sim, capitão! - Respondeu o outro. - É para já!... Nina!... Dás-me as coordenadas?</text:p>
      <text:p text:style-name="P7">- 13º 9' 47" Latitude Sul e 72º 32' 44" Longitude Oeste. - Foi o que ela lhe transmitiu.</text:p>
      <text:p text:style-name="P7">- Ok!... Obrigado, Nina... Tempo de chegada estimado... oito horas e trinta e dois minutos. <text:s/>- Carregou em quatro ou cinco botões e duas alavancas. - A ligar motores de ré... Agora! - Nem o estouro causado pela ignição dos poderosos propulsores da Fénix foi suficiente para interromper a reflexão do capitão. Pensativo, Filipp continuava a acariciar o queixo com a ponta dos dedos. Estava a fazer contas de cabeça. - Isto reduz-nos a nossa margem de manobra para umas miseráveis vinte e oito a quarenta horas!... <text:s/>Esperemos que a sorte esteja do nosso lado. Bem vamos precisar <text:soft-page-break/>dela! - Desabafou, por fim. Enquanto o rosto dos membros da tripulação da Fénix exibia pequenas marcas de consternação e apreensão, Joshua e Mariya, alheios a toda a situação, olhavam atentamente para o medalhão que jazia em cima do lençol, no quarto onde agora se encontravam. Também eles andavam em busca de respostas para perguntas mal definidas.</text:p>
      <text:p text:style-name="P7"/>
      <text:p text:style-name="P7">Entretanto, a alguns milhares de quilómetros dali, perto das montanhas de Depsor, as tropas de Kondar já haviam passado o estreito desfiladeiro rochoso. Tinham o posto de comando avançado da Força Libertadora de Zarzgon à vista. O impacto visual da sua aproximação era tremendo. Visto pela perspectiva dos membros da resistência, <text:s/>o avançar das hordas assemelhava-se à marcha de um exército das trevas que chegava para lhes dar um bilhete só de ida até ao quinto dos infernos, como se diz na gíria brasileira. </text:p>
      <text:p text:style-name="P9"/>
      <text:p text:style-name="P7">Certo é que os rebeldes tentarão a todo o custo evitar o avanço das tenebrosas tropas, ou pelo menos ganhar algum tempo para que seja comunicada a situação aos responsáveis de Laferten, isso está-lhes no sangue e na alma. No entanto, antes mesmo da sua aurora, já a batalha se prevê a si própria como tremendamente desigual. O exército de <text:span text:style-name="T3">Drombies </text:span>avança sobre o posto de comando com uma força de mais de dois mil soldados, <text:s/>apoiados por quase duas centenas de unidades terrestres blindadas. Entre essas viaturas havia cerca de vinte do tipo designado por <text:span text:style-name="T3">Sluthzer, </text:span><text:span text:style-name="T5">poderosas máquinas de guerra que flutuam cerca de sete ou oito metros acima do chão. Esteticamente, assemelham-se muito ao porão de um grande navio de chapa e metal, verticalmente invertido. Dão a ideia de terem sido construídos a partir dos restos desmantelados de outras viaturas que poderiam muito bem ter tido outros fins que não os militares. Não possuem grande capacidade de manobra ou de velocidade, mas estão equipados com poderosos canhões de trezentos milímetros de uma precisão mortífera abismal. Cada unidade possui cinco canhões deste tipo, dois de cada um dos lados, esquerdo e direito, e outro na parte traseira. Na parte da frente, mais proeminente do que a ré, </text:span><text:soft-page-break/><text:span text:style-name="T5">destacam-se três espigões metálicos alinhados com precisão junto ao topo. Estas peças salientes são potentes lasers de diferentes alcances, distinguindo-se apenas pela cor do raio que disparam; vermelho, azul, ou verde, consoante a distância de referência. Por baixo dos lasers, numa posição central, encontramos o último dos cinco canhões. Actualmente, esta carcaça metálica é a mais poderosa arma de destruição na posse dos </text:span><text:span text:style-name="T3">Drombies</text:span><text:span text:style-name="T5">, não se sabendo ao certo quantas, quando, ou como foram construídas. O zumbido ensurdecedor dos estampidos dos seus canhões e o silvo mortal dos seus lasers estão bem presentes nas mentes daqueles poucos que sobreviveram para contar que viram uma máquina assim.</text:span></text:p>
      <text:p text:style-name="P2"/>
      <text:p text:style-name="P2">Cerca de cinquenta corajosos resistentes tentam cerrar a passagem à armada <text:span text:style-name="T3">Drombie:</text:span></text:p>
      <text:p text:style-name="P2">- Por Zarzgon! Até à morte! - Gritou um dos lideres do grupo defensor.</text:p>
      <text:p text:style-name="P2">- Por Zarzgon! - Gritaram todos os outros em uníssono, como se se tratasse de um só ser. Esse mesmo individuo que dera o mote, tentava organizar os seus homens em pequenos batalhões, incitado-os a assumirem posições elevadas no terreno. Heroicamente, tentavam <text:s/>a todo o custo preencher os flancos e concentrar todo o fogo <text:s/>disponível <text:s/>nas viaturas da frente. Não tinham meios nem tiveram tempo para atingir muitas.</text:p>
      <text:p text:style-name="P2"/>
      <text:p text:style-name="P2">De repente, como que vinda do nada, uma chuva de raios laser multicolor caí sobre os homens mais adiantados da linha da frente. De uma rajada só tombam sete ou oito homens. Os seus corpos fumegam antes mesmo de tocarem o chão, trespassados de tal forma que quase se podia ver através do enorme buraco de entrada esculpido pelo impacto do tiro certeiro. Quase em simultâneo às primeiras mortes, ouve-se um estrondo enorme que ecooa para além dos limites do desfiladeiro, durante breves segundos. A torre de controlo do posto, onde estavam as antenas de comunicações, explode num mar quente de labaredas vermelhas e amarelas. Logo de seguida, os patamares inferiores da dita plataforma começam a dar sinais de fraqueza, sucumbido também eles à violenta <text:soft-page-break/>agressão. Lentamente, toda a estrutura começa a entrar em colapso, acabando por ficar reduzida a um monte de escombros insignificantes. </text:p>
      <text:p text:style-name="P2"/>
      <text:p text:style-name="P2">A troca de tiros entre as duas partes é feita a um ritmo alucinante, o espaço em volta enche-se de estreitas faixas brilhantes; brancas, azuis, verdes e vermelhas. Cores diferentes que visam atingir um mesmo fim, colorir algo ou alguém de dor e morte. O barulho dos disparos é ensurdecedor. O cenário parece quase surreal, mas não o é. O sofrimento e a dor são verdadeiros, como também o são a bravura e a lealdade que estes homens demonstram. Estes bravos guerreiros, dispostos a lutar até que a última gota de sangue deixe de percorrer as veias dos seus corpos, não tiveram vislumbre de hipótese face à gritante disparidade de números e de meios do inimigo. Essa era, aliás, a única certeza que eles conheciam de antemão antes da confrontação: A derrota!... Mas nem por isso voltaram costas à luta.</text:p>
      <text:p text:style-name="P2"/>
      <text:p text:style-name="P2">Enquanto os <text:span text:style-name="T3">Drombies</text:span> sofrem poucas baixas e perdem escassas máquinas, do outro lado os heróicos resistentes tombam como moscas estonteadas a um ritmo alucinante. Em pouco tempo o vencedor está encontrado. O exército de Kondar esmaga a pequena coluna de homens numa questão de minutos. Não deixam sobreviventes para contar a historia nem tampouco tentam fazer prisioneiros. A palavra de ordem era uma e uma só: Aniquilação!... E ela fora cumprida na perfeição.</text:p>
      <text:p text:style-name="P2"/>
      <text:p text:style-name="P2">Para trás ficou apenas um amontoado de destroços incandescentes e uma imensa e alta coluna de cinzas de um irrespirável fumo negro. O cheiro a destruição e a corpos em combustão era nauseabundo e desconcertante, algo que não afectava de forma alguma os <text:span text:style-name="T3">Drombies</text:span>. De certa forma era aquele o ar que estavam habituados a respirar. Era o tipo de ar que lhes corria nas veias e que os mantinha de pé.</text:p>
      <text:p text:style-name="P2"><text:soft-page-break/></text:p>
      <text:p text:style-name="P7"><text:span text:style-name="T5">O poderoso exército seguiu depois o seu caminho, imperturbável na sua sede de destruição. Uma legião de soldados cegamente manipulados que mais parecem marionetas remotamente humanas, e que se movem ao ritmo imposto pelo terrível mestre; general Kondar. </text:span>Se conseguir conquistar Laferten, Kondar irá certamente seguir para Lavolu, a sétima colónia e um dos últimos bastiões da resistência de Zarzgon. Depois, certamente irá em busca de Joshua e do medalhão que lhe escapara aquando da passagem por Tarein. O futuro do planeta e do seu povo estão envoltos numa penumbra de incertezas que não augura nada de positivo.</text:p>
      <text:p text:style-name="P10"/>
      <text:p text:style-name="P7">Enquanto homens morriam no campo de batalha, Joshua e Mariya continuavam naturalmente descontraídos a bordo da Fénix. Estavam encostados um ao outro, sentados numa cama onde observavam com curiosidade o objecto heptagonal que ali haviam depositado. </text:p>
      <text:p text:style-name="P7">- E então, Mariya? O que achas desta história do medalhão? Achas que tem mesmo poderes sobrenaturais? - Perguntou o rapaz à irmã.</text:p>
      <text:p text:style-name="P7">- Não sei!... De facto observando com mais atenção o medalhão parece mesmo ser bastante antigo... E o tipo de material com que está feito parece-me algo estranho. Talvez tenha algo mesmo... Não sei. - O rapaz sentiu que tinha algo para contar:</text:p>
      <text:p text:style-name="P7">- Sabes... Eu nunca disse nada a ninguém mas agora que penso nisso, talvez faça algum sentido... Havia dias em que eu não colocava o medalhão ao pescoço e outros em que o fazia. Acho que quando usava o medalhão me sentia diferente... com mais energia, mais vivo!.. Não sei explicar bem. Sentia algo diferente, mas não sei bem o quê. Era uma sensação boa... Positiva! Nunca liguei muito a isso. Não sei mesmo se faz algum sentido... Pode ser apenas uma recordação induzida ou aumentada pelo relato que ouvi. - A sua irmã também não estava muito convencida.</text:p>
      <text:p text:style-name="P7">- Talvez Joshua... Mas tu não te lembras de nada mais na noite em que o pai te deu o medalhão?... Antes de partir?... Alguma coisa importante que ele tenha dito? - Por mais que se esforçasse, a <text:soft-page-break/>verdade é que ele não se lembrava de muita coisa.</text:p>
      <text:p text:style-name="P7">- Não!.. Nada... Estava meio a dormir e já foi há tanto tempo... Só me recordo de ouvi-lo dizer algo que na altura me soou a um conto... Uma espécie de profecia!... Lembro-me claramente de me ter falado da Fénix, e de como essa nave chegaria para nos socorrer. Lembro-me de ouvi-lo dizer que o nosso povo iria precisar de mim... - Ela voltou a insistir com ele:</text:p>
      <text:p text:style-name="P7">- Foi só isso? Não te lembras de mais nada mesmo?... Nada mais sobre o medalhão? - Joshua foi peremptório na resposta:</text:p>
      <text:p text:style-name="P7">- Não! - Disse ele, de pronto. - Olhou para o lado. - Bem... quer dizer... Lembro-me também de ouvi-lo dizer para te proteger. Que era meu dever como homem da casa... olhar pela minha irmã. - Mariya sorriu para ele e o rapaz retribuiu-lhe o gesto. As suas mãos tocaram-se carinhosamente.</text:p>
      <text:p text:style-name="P7">- Isto é tudo muito estranho e repentino, Mariya... Sei tanto como tu! - Acrescentou.</text:p>
      <text:p text:style-name="P7"/>
      <text:p text:style-name="P7">Enquanto trocavam um cúmplice e prolongado sorriso entre os dois, Joshua pousou uma das mãos sobre o medalhão, tocando-lhe com a palma da mão e cobrindo-o quase por completo com as pontas dos dedos. Um calafrio na espinha investiu contra os dois em simultâneo, chicoteando-os de surpresa. Fora algo como uma diminuta e pouco perceptível descarga eléctrica que os percorrera desde o cimo da cabeça até às pontas dos pés. Uma pequenina luz de cor verde-azulada iniciou um piscar intermitente por entre os dedos de Joshua, por debaixo da mão que protegia o medalhão. Estavam sentados na berma da cama e mesmo assim deram um pequenino salto para trás. Não o fizeram pelo choque que sentiram no corpo, mas sim pela surpresa e estupefacção que os resolvera atacar sem aviso prévio, mediante o cenário que vislumbravam. O sorriso desvanecia-se lentamente dos seus rostos dando lugar a uma nova expressão facial. Uma expressão de admiração, de espanto, e de um não conseguir assimilar tudo aquilo que os seus arregalados e inocentes olhos presenciavam. </text:p>
      <text:p text:style-name="P9"/>
      <text:p text:style-name="P7"><text:soft-page-break/>Joshua afastou a mão de cima da cama deixando a descoberto a totalidade do amuleto. O calafrio que antes haviam sentido tinha passado. E muito embora a luz verde-azulada ainda continuasse a emanar do pequeno pedaço de metal, ela agora parecia brilhar com menor intensidade e luminosidade. Assemelhava-se ao bater latente de um coração ao qual tinha sido dada uma súbita injecção de adrenalina, e que neste momento, depois de consumida toda <text:span text:style-name="T1">a droga, </text:span>se desvanecia de forma sossegada. </text:p>
      <text:p text:style-name="P7">- Uau!... Olha para isto! Não é magnifico? - Exclamou Mariya, efusiva.</text:p>
      <text:p text:style-name="P7">- Olha só como brilha, Mariya! - Respondeu o jovem, ao mesmo tempo que se debruçava para a frente, e com cautela enfiava a palma <text:s/>da mão entre o lençol e o medalhão, levantando-o <text:s/>no ar e aproximando-o dos dois.</text:p>
      <text:p text:style-name="P7">- Cuidado! - Alertou ela. - Pode ser perigoso. Não sabes o que... - Mas ele estava claramente confiante e seguro:</text:p>
      <text:p text:style-name="P7">- Relaxa!.. Não me parece ameaçador... Não te sei explicar porquê, mas sinto-o simplesmente... - A segurança dele acabou por acalmá-la a ela de modo igual. A sua fala compassada e o seu olhar penetrante convenciam-na uma vez mais. Sempre assim o faziam.</text:p>
      <text:p text:style-name="P7"/>
      <text:p text:style-name="P7">Como se estivessem os dois hipnotizados pelo bruxulear luminoso do objecto metálico que tinham à frente dos narizes, fitavam-no boquiabertos. Durante alguns segundos não trocaram uma única palavra entre eles. Foi Mariya quem primeiro ganhou coragem para interromper o silêncio que pairava no quarto banhado pelo fulgor claro dos néons:</text:p>
      <text:p text:style-name="P7">- Olha!... A luz parece estar a ficar cada vez menos intensa... Está a piscar menos vezes também... Parece estar a apagar-se. - Disse, algo desiludida. Joshua voltou a pousar o medalhão em cima da cama. Ajoelharam-se no chão e debruçaram-se sobre a borda lateral da cama, de braços cruzados em cima da mesma. Olhavam interrogados para o pedaço de metal cinzento escuro que agora já não emanava qualquer resquício de luminosidade. O caricato objecto voltara a morrer.</text:p>
      <text:p text:style-name="P7"><text:soft-page-break/></text:p>
      <text:p text:style-name="P7">De alguma forma, estariam ainda em estado de choque, e todo o esforço era direccionado <text:s/>para a tentativa de digestão daquilo que acabara de acontecer à sua frente.</text:p>
      <text:p text:style-name="P7">- Também sentiste como se tivesses levado um choque eléctrico?... Uma espécie de formigueiro à flor da pele? - <text:s/>Perguntou ele à irmã.</text:p>
      <text:p text:style-name="P7">- Sim! Um choque ou um calafrio, não sei distinguir bem. Nunca antes senti nada assim. - Joshua agarrou no medalhão, inclinou ligeiramente a cabeça para a frente e enfiou-o suavemente pelo pescoço abaixo. Momentaneamente, o amuleto voltou de novo a entreluzir, embora desta feita o fizesse com menor <text:s/>intensidade e inclusivamente com uma cor que parecia ser mais esbatida. Por alguns segundos aquela luz brilhante palpitou junto do seu peito como se fosse o palpitar do seu próprio coração. Depois voltou a extinguir-se.</text:p>
      <text:p text:style-name="P9"/>
      <text:p text:style-name="P7">Findo o jogo de brilhos, os dois resolveram levantar-se do chão. Joshua fê-lo com um movimento tão rápido que acabou por bater violentamente com o joelho na barra lateral da cama. Ouviu-se aquele som oco de osso a bater na madeira. Só que neste caso a tábua era feita de metal e plástico, e por isso doía mais.</text:p>
      <text:p text:style-name="P7">- Joshua, estás bem? Magoaste-te? - Perguntou ela, com aquela preocupação natural de mana.</text:p>
      <text:p text:style-name="P7">- Se o quê?... - Respondeu ele, com ar de que não entendera muito bem o porquê da questão. - Se estou bem?... <text:s/>Mas porque dizes isso, Mariya?</text:p>
      <text:p text:style-name="P7">- Bem... Acabaste de dar uma forte cacetada com o joelho na cama. Não te doeu?</text:p>
      <text:p text:style-name="P7">- Cacetada na cama?... Estás a brincar, não? Não dei nada! - Mas ela estava segura que sim:</text:p>
      <text:p text:style-name="P7">- Deste pois! Então eu vi e ouvi... Pareceu-me ser com bastante força até. Não sentiste mesmo nada? - Mas também ele mantinha a sua convicção de pé, firme e hirta:</text:p>
      <text:p text:style-name="P7">- Não! Mesmo nada. A sério, Mariya! Nem me apercebi de nada... Se calhar estás a imaginar coisas, <text:s/>não? - A jovem não insistiu mais. Não havia necessidade de acalentar um rastilho de discussão.</text:p>
      <text:p text:style-name="P7"><text:soft-page-break/>- Ok! Está bem... Se tu o dizes... Mal posso esperar para contar ao capitão Filipp o que descobrimos. Quer dizer... nem sei bem o que descobrimos, mas pronto! - Contrastando um pouco com o irmão, que estava bem mais sóbrio, Mariya ficara deveras radiosa com a experiência partilhada. Encaminharam-se para a porta e abriram-na.</text:p>
      <text:p text:style-name="P7"/>
      <text:p text:style-name="P7">No preciso momento em que passaram para o lado de fora do quarto, depararam-se com o capitão Filipp, que vinha já a meio do corredor caminhando ao seu encontro. Ele contou-lhes sobre o que tinha acontecido durante o período em que haviam permanecido no quarto, e colocou-os ao corrente da viagem que iriam iniciar. </text:p>
      <text:p text:style-name="P7">- E temos de ir nós mesmos? Não há outra forma? - Perguntou a rapariga, com um modo que tinha o seu quê de inocência e ingenuidade. - Filipp foi sincero e bem explicito na resposta:</text:p>
      <text:p text:style-name="P7">- Infelizmente sim... Não há forma de sabermos se mais alguém interceptou a mensagem... Pode ser que isso tenha acontecido mas não há forma de o saber, por isso... mais vale jogarmos pelo seguro. - Joshua gostou do que ouviu e logo de pronto se mostrou disponível para ajudar:</text:p>
      <text:p text:style-name="P7">- E o que quer que nós façamos? Podemos ajudar nalguma coisa? - Perguntou, com uma ansiedade brilhante estampada na retina. O capitão sorriu.</text:p>
      <text:p text:style-name="P7">- Por agora não quero que façam nada. Se quiserem podem vir para a ponte, ou podem esperar no vosso quarto, tanto me faz. A viagem ainda vai demorar um bom bocado... Podemos avisá-los quando estivermos a chegar... - <text:span text:style-name="T1">Escancarou</text:span> ainda mais o sorriso. - ... De certo que nunca viram uma cidade como Laferten. Vista do céu é espectacular! Não vão com certeza querer perder essa imagem. - Joshua chamou a si a responsabilidade da escolha, atropelando o pensamento gémeo da irmã.</text:p>
      <text:p text:style-name="P7">- Se não se importar, gostaríamos de ir consigo para a ponte. - Disse ele ao mesmo tempo que olhava para Mariya à espera de um sinal de concordância. Ela não se fez rogada e abanou a cabeça em sinal afirmativo. Quando o capitão deu meia volta para voltar para trás, Mariya inclinou-se <text:soft-page-break/>ligeiramente para o lado de Joshua e deu-lhe uma pequenina cotovelada no braço. Sussurrando-lhe perto do ouvido, disse: </text:p>
      <text:p text:style-name="P7">- Pssstt!... Então e acerca do medalhão? Não lhe contamos nada? - Ele arregalou os olhos. Honestamente, não lhe ocorrera sequer a ideia à memória.</text:p>
      <text:p text:style-name="P7">- É verdade... Nem me lembrei disso. Deixa estar. Contamos depois. Não vamos falar nisso agora... Isto deve ser mais importante. - Calaram-se e apressaram o passo para acompanharem o capitão até à sala de comando. Mas feitas as contas não ficaram por lá muito tempo. A viagem era muito longa, e ao fim de duas horas já os dois estavam fartos e cansados de olharem para uma panóplia de instrumentos onde pouco ou nada parecia passar-se. O ambiente entediante e <text:s/>“pesado” também não ajudava muito a puxar as línguas para a conversa. Aceitaram ir descansar um pouco, mas não sem antes quase obrigarem Filipp a jurar que os acordava antes de chegarem ao destino.</text:p>
      <text:p text:style-name="P7"/>
      <text:p text:style-name="P7">Enquanto isto ocorria, os homens de Kondar continuavam implacáveis na sua marcha para Laferten, estando agora um pouco mais perto do objectivo. Contudo, o terreno rochoso e a densidade da vegetação forçava-os a um ritmo um tanto ou quanto lento. Uns quantos veículos do tipo “<text:span text:style-name="T3">bulldozer”</text:span><text:span text:style-name="T5"> tinham de seguir na frente para derrubarem as árvores e esmagarem a vegetação mais espessa. Ajudavam desta forma a abrir o caminho às tropas que a pé acompanhavam as restantes viaturas. Também os </text:span><text:span text:style-name="T3">Sluthzer </text:span><text:span text:style-name="T5">davam o seu contributo na vaporização de algumas formações rochosas mais problemáticas, as quais tinham a pouca sorte de se intrometerem na trajectória da progressão.</text:span></text:p>
      <text:p text:style-name="P2"/>
      <text:p text:style-name="P2">Mais ou menos por esta hora do dia, mas cerca de dois dias atrás, Kondar recebera no seu palácio um pequeno grupo de intrometidos mercenários que pretendiam vender-lhe os seus serviços, e principalmente; a sua logística. Possuíam um recurso escasso que Kondar necessitava desesperadamente. Tinham uma aeronave na sua posse. Kondar podia muito bem tê-los mandado <text:soft-page-break/>exterminar logo ali, ou até fazer muito pior do que isso, roubando-os simplesmente. Só que não o fez. O que lhes serviu de abono foi que ele até estava de bom humor, circunstância inédita diga-se de passagem, mas o facto de as suas tropas terem muito recentemente trucidado por completo duas forças de combatentes da resistência (a que possivelmente se juntaria em breve uma terceira), deixara-o bem disposto. Para além de um avultado pagamento monetário, uma das promessas feitas pelo general foi a supremacia e a preferência de fornecimento nas futuras rotas comerciais entre as diferentes colónias de Zarzgon, e isto tudo em troca de alguns serviços cujo conteúdo dúbio não ficou logo, nem expressa, nem deliberadamente definido. Promissoras rotas mercantis que seriam impostas pela nova ordem que Kondar pretendia instituir no terreno. <text:s/>O conhecimento por parte desses corsários visitantes, da localização exacta da força da F.L.Z. estacionada em Depsor, serviu também (e de que maneira) como moeda de troca nessas negociações.</text:p>
      <text:p text:style-name="P13">VI – A cidade de Laferten</text:p>
      <text:p text:style-name="P3"/>
      <text:p text:style-name="P2">Laferten foi na sua origem a sexta colónia a ser estabelecida em Zarzgon. Desde os seus primórdios que era governada pelo governador Gorthan, um homem bastante modesto e simpático. Ele aparecia com alguma frequência em eventos públicos de caridade e não tinha problemas em falar com ninguém, independentemente do estatuto social ou das habilitações académicas de quem quer que fosse aquele que o abordasse. Era homem para dar sempre uns minutinhos de conversa a qualquer um e quase nunca o fazia sem um sorriso nos lábios a acompanhar, o que o tornava numa pessoa bastante estimada e admirada <text:s/>entre a população local. Apesar dos seus quase sessenta e três anos, nunca tivera filhos ou casara sequer.</text:p>
      <text:p text:style-name="P2"/>
      <text:p text:style-name="P2">A juntar ao carácter aprazível do seu governante, a própria cidade em si dava mostras de grande evolução, principalmente nos últimos anos. Por todo lado emergiam novas construções de habitação ou de escritórios. A economia local gozava de boa saúde e a taxa de desemprego na metrópole era muito baixa. Nem mesmo aqueles que optavam por viver nos arredores da cidade tinham muitas razões de queixa.</text:p>
      <text:p text:style-name="P2"/>
      <text:p text:style-name="P2">Ao fim de pouco mais de oito horas de viagem, por fim a Fénix estava a chegar perto de Laferten. A ansiedade crescia a cada quilómetro sobrevoado. Mas uma ansiedade saudável, diga-se.</text:p>
      <text:p text:style-name="P2">- Capitão!... Temos Laferten nos monitores. - Disse Denis, a certa altura. - Depois de sairmos destas nuvens já devemos conseguir ver os primeiros edifícios em frente... Devem surgir do lado direito. - Filipp estava bastante satisfeito com a prestação da equipa, e como era seu apanágio, demonstrou-o.</text:p>
      <text:p text:style-name="P2">- Óptimo! - Exclamou. - Chegámos até um pouco antes daquilo que eu tinha previsto. - Olhem ali!... É aquilo? - Perguntou Mariya, maravilhada com o cenário que as nuvens rosadas destapavam timidamente.</text:p>
      <text:p text:style-name="P2"><text:soft-page-break/>- É sem dúvida uma visão espectacular, não é? - Comentou o capitão. - Nina... Procura-nos um local amplo para efectuarmos a aterragem. – Pediu ele com toda a calma do mundo. Estava tranquilo e respirava de alivio por terem chegado um pouco antes do esperado. Prestável e competente como sempre, ela não demorou muito a arranjar-lhe uma solução:</text:p>
      <text:p text:style-name="P2">- Talvez ali em baixo, do lado esquerdo, junto àquele edifício com aquela enorme cúpula vermelha... Parece-me um bom sítio... - Filipp assentiu e aconselhou os dois jovens, que entretanto se tinham juntado ao restante grupo, a segurarem-se firmemente a qualquer coisa sólida porque a manobra poderia causar um pequeno solavanco.</text:p>
      <text:p text:style-name="P2"/>
      <text:p text:style-name="P2">Lentamente, a fénix empreendeu a sua delicada aproximação ao solo. Uma quantidade enorme de pó e de folhas começou a levantar-se do chão, imediatamente por debaixo do trem de aterragem. O agitado remoinho de impurezas só parou quando o aparelho encontrou a firmeza do chão. Saíram.</text:p>
      <text:p text:style-name="P2"/>
      <text:p text:style-name="P2">À frente vinha o capitão Filipp, seguido bem de perto pela sargento Nina e pelo tenente Denis. Os dois irmãos vinham um pouco mais atrás. À medida que a poeira começava a assentar, começaram também a tornar-se visíveis algumas figuras, curiosas, que se aproximavam com passos hesitantes e desconfiados. Queriam ver os visitantes que acabavam de chegar. Era muito raro verem aparelhos como a Fénix. Noutros tempos, e principalmente noutros lugares, aquilo teria sido um acontecimento comum, mas naquelas bandas e hoje em dia, eram muito raras as naves que ainda cruzavam os céus. A maior parte das pessoas nunca tinha sequer visto nada minimamente parecido com a Fénix em toda a sua vida.</text:p>
      <text:p text:style-name="P2"/>
      <text:p text:style-name="P2">De entre toda aquela gente ali à volta, houve alguém que pelo seu atrevimento se destacou de entre os demais. Um jovem rapazinho de uns treze ou quatorze anos de idade que movido pela sua curiosidade chegou até junto da tripulação. </text:p>
      <text:p text:style-name="P2"><text:soft-page-break/>- Olá! Esta nave é tua? - Perguntou o miúdo, <text:s/>dirigindo-se logo a Filipp, como se não tivesse quaisquer dúvidas de que o homem da frente é sempre aquele que comanda a comitiva. E Filipp sempre tivera jeito para estas coisas. Ele dava-se muito bem com miúdos. Aliás, ele dava-se muito bem com toda a gente em geral. Uma das suas maiores virtudes era ser um homem bastante acessível, com pouco de ostensivo e muito de magnânimo.</text:p>
      <text:p text:style-name="P2">- É sim. - Respondeu ele. - Esta nave chama-se Fénix e eu sou o seu capitão. Chamo-me Filipp e esta é a minha tripulação... - Disse, apontando para os restantes elementos do grupo. - ... E tu rapazito?... Como te chamas?</text:p>
      <text:p text:style-name="P2">- Sou o Bill. - Respondeu o miúdo. Mais do que afável, Filipp era sobretudo pragmático.</text:p>
      <text:p text:style-name="P2">- Escuta, Bill... Tu pareces-me ser um rapazito inteligente... por acaso não sabes dizer-nos onde fica o palácio do governador? Precisamos falar com ele urgentemente.</text:p>
      <text:p text:style-name="P2">- Claro que sim! - Respondeu de pronto o garoto. - Toda a gente sabe!... Venham comigo que eu levo-os lá. É aqui perto... Venham! - Radioso quanto baste, o catraio depressa se colocou na dianteira do grupo para que os outros o seguissem. Era Bill o líder agora.</text:p>
      <text:p text:style-name="P4"/>
      <text:p text:style-name="P2">De entre as cerca de duas dezenas de curiosos que de perto os miravam, a verdade é que a grande maioria deles eram miúdos. Houve inclusive um pequeno grupo de quatro ou cinco que decidiu juntar-se à estranha comitiva que agora se deslocava em direcção ao palácio do governador. Caminhavam em bom ritmo por uma avenida bastante larga que ostentava o nome do chefe do governo local. De um dos lados era ladeada de inúmeras árvores e escassas construções, enquanto que do outro se podiam ver alguns estabelecimentos com néons azuis e vermelhos que cintilavam desordenadamente. Esse flanco era povoado sobretudo por uma parafernália de <text:s/>bares e restaurantes, embora também existissem ali armazéns e lojas para todos os gostos e variedades. Além disso existia também um cinema de três pisos, por sinal o prédio mais alto da dita avenida, e aquilo que pela publicidade alegórica e convidativa parecia ser uma espécie de salão de jogos. <text:soft-page-break/>Durante o dia esta era uma das avenidas mais pitorescas e aprazíveis da cidade, mas durante a noite poderia facilmente tornar-se numa zona demasiado periclitante para os menos habituados à boémia. Embora isso ocorresse muito raramente, alturas havia em que os excessos relacionados com o consumo de álcool, de drogas, e com o próprio negócio do sexo fácil, provocavam desacatos sérios.</text:p>
      <text:p text:style-name="P4"/>
      <text:p text:style-name="P2">O final da rua conduzia ao centro nevrálgico da cidade. A maior parte dos edifícios do centro de Laferten não eram muito altos. Embora fossem sobranceiros aos da avenida Gorthan, os mais imponentes tinham entre dez a quinze andares, no máximo. Além disso pareciam ter sidos construídos quase todos na mesma altura e/ou pelos mesmos arquitectos, já que nem as cores predominantes nas fachadas eram muito diversificadas, abundando sobretudo o branco sujo e o amarelo torrado. Iluminados pela luz pálida do sol ao entardecer, os vidros das fachadas de certos prédios pareciam ganhar vida própria e querer descolar dos seus cárceres. Os pequenos gigantes de vidro e betão armado, abrilhantados pelos esquisitos jogos de ricochete encetados pelos últimos raios luz, juntamente com o suave deslizar das sombras alongadas dos seus vizinhos adjacentes que se viam reflectidas nas suas faces quentes e semitransparentes, proporcionavam uma visão mágica e deslumbrante aos transeuntes. </text:p>
      <text:p text:style-name="P2"/>
      <text:p text:style-name="P2">De entre todas, havia uma série de quatro ou cinco construções que se destacavam indubitavelmente das restantes, pelo estilo arquitectónico e <text:s/>principalmente pela sua imponência. Não era possível aferir se eram aquelas ou as outras as que estavam <text:s/>deslocadas de contexto, saber quais eram as marginalizadas. Um desses lugares majestosos era a biblioteca da cidade. Um edifício de proporções enormes e de geometria rectangular, culminado por uma gigantesca cúpula vermelha. Na parte da frente, um conjunto de cinco enormes colunas de cor dourada sustentava a fachada frontal, no cimo da qual se podia ler, gravada em relevo e num tom mais escuro, a seguinte inscrição: “Biblioteca Municipal de Laferten - Casa do Conhecimento e da Sabedoria”. <text:s/>Aparentava <text:soft-page-break/>ser um dos edifícios mais recentes ou pelo menos mais bem conservados da cidade. Junto à escadaria principal, encontrava-se uma placa com a seguinte dedicatória: “Para o distinto povo de Laferten. Conhece o dia de ontem para construíres o futuro de amanhã”. Por baixo, no canto inferior direito estava assinado “Gorthan Denker - Governador” .</text:p>
      <text:p text:style-name="P2"/>
      <text:p text:style-name="P2">Seguindo os passos do pequeno Bill, os nossos amigos continuavam a sua caminhada pela avenida. À medida que avançavam no caminho, pairava entre eles, aumentando de intensidade, a sensação de que cada vez mais olhos curiosos os observavam com especial atenção. </text:p>
      <text:p text:style-name="P2">- Estamos quase! É mesmo ali à frente naquele palácio enorme! - Rejubilou o petiz guia.</text:p>
      <text:p text:style-name="P2">- Uaaau!... É mesmo muito bonito. Não achas Joshua? - Frisou a jovem Mariya, maravilhada que estava com a beleza do edifício. O desenho de estilo livre e pouco dado a geometrias, vencia claramente a rigidez aprisionada das torres que para trás haviam ficado, as quais tendo agora <text:s/>concorrência à altura, depressa caiam no esquecimento. Assim se percebe como por vezes até a maior das belezas pode ser meramente efémera, bastando para isso que se registe uma mudança de perspectiva. <text:line-break/>- Sim Mariya... é mesmo! Nunca vi nada que se parecesse... O palácio do Governador de Tarein já era fantástico, mas nada que se parecesse com isto. - Nem Nina nem Denis deixaram de manifestar a sua admiração pela beleza do palácio e da cidade.</text:p>
      <text:p text:style-name="P2">- Já tinha ouvido falar da magnificência e beleza de Laferten, mas nunca pensei que fosse tão belo assim. - Adiantou a sargento, também ela visivelmente entusiasmada com o que a sua vista descobria no horizonte, a cada passo que dava. </text:p>
      <text:p text:style-name="P2">- Realmente... também tenho de concordar com vocês. Nunca vi algo assim em toda a vida... e acreditem que já andei por muito sítio. - Acrescentou Denis.</text:p>
      <text:p text:style-name="P2"/>
      <text:p text:style-name="P2">Apenas Filipp não fez qualquer comentário sobre o assunto. <text:s/>Tentava não se distrair nem deixar que <text:soft-page-break/>as emoções o levassem para longe, de forma a manter-se sempre atento e de cabeça fria para o que desse e viesse. Raramente se desprendia ou relaxava. Os seus dois companheiros mais antigos já sabiam que o desmesurado sentido de responsabilidade dele o fazia agir assim. Alheio ao que o rodeava, na sua mente um único pensamento sobressaía sobre todos os outros: Informar o governador sobre a terrível e eminente ameaça que se iria abater sobre a cidade, e minimizar assim um massacre já de si inadiável. A sua forma caricata de pensar e de agir não faziam dele um <text:s/>homem frio, muito pelo contrário. Filipp era tudo menos isso. Era apenas um homem cuja vida lhe ensinara que por vezes era mais seguro e acertado agir de forma racional e pôr os sentimentos de parte. Se lhes forem dadas as condições certas eles podem tornar-se inimigos respeitáveis, principalmente em situações deste género, em que estão em jogo as vidas de terceiros, de pessoas que (no entender dele) dependem de si. Por isso, ele simplesmente não se podia dar ao luxo de ser emocional. Não agora. De facto, uma análise mais atenta sobre o semblante de Pilipp poderia detectar que, não obstante o seu ar distanciado e compenetrado, um brilho no fundo dos seus olhos deixava escapar a sensação prazenteira que pairava na sua alma e que ele tanto se esforçava por conter. </text:p>
      <text:p text:style-name="P2">- É ali a casa do governador! - Disse Billy, que apontava satisfeito para a enorme construção de pedra meticulosamente trabalhada. Era um edifício todo ele feito em mármore branco com veios dourados, pejado de rebordos, saliências, e detalhes escrupulosamente esculpidos. Tal como a casa do conhecimento, era igualmente bonito e clássico, distinguindo-se claramente dos edifícios em redor, que exibiam um estilo arquitectónico mais moderno, e por isso mais acinzentado, onde os materiais sintéticos se exibiam como donos e senhores absolutos. Tinha uma escadaria larga e ao mesmo tempo pouco íngreme. Até ao topo não seriam mais de oito ou nove degraus, todos eles bastante espaçados entre si, sendo necessárias duas ou três passadas generosas para superar cada lanço. No cimo da escadaria, do lado esquerdo, podia ver-se um estandarte com uma bandeira azul hasteada, no centro da qual baloiçava ao vento a imagem de um qualquer animal de quatro patas. <text:soft-page-break/>Junto ao mastro, um soldado fazia guarda a quem subia. Do lado oposto, um outro soldado, também ele aparentemente desprovido de qualquer arma persuasiva, olhava com atenção a chegada da estranha comitiva, enquanto falava com alguém através de um pequeno <text:span text:style-name="T1">intercomunicador</text:span> portátil. </text:p>
      <text:p text:style-name="P2"/>
      <text:p text:style-name="P2">A entrada do palácio era uma espécie de átrio mais saliente do que o resto do edifício. A alpendrada era suportada por quatro pilares laterais, dois de cada lado, no cimo dos quais se assomava uma estátua de mármore dourada figurando uma criatura de quatro patas, metade pássaro, metade mamífero.</text:p>
      <text:p text:style-name="P2"/>
      <text:p text:style-name="P2">Mal chegaram ao cimo das escadas, dois outros guardas, estes sim visivelmente armados, e que se situavam um pouco mais atrás dos primeiros, mais ou menos a meio do caminho entre a alpendrada de entrada e o cimo da escadaria, aproximaram-se da frente do grupo e fizeram-lhes um claro sinal para pararem a marcha. Billy ficou para trás. Talvez tivesse ficado assustado pela atitude dos guardas, ou quiçá o fizesse impulsionado apenas pelo facto do seu sentido de dever cumprido estar a vir ao de cima. Ninguém ligou muito a isso. Os dois homens chegaram junto de Filipp e bloquearam-lhe a passagem, cruzando à sua frente as longas e aguçadas lanças que empunhavam. Aquelas eram armas respeitáveis e <text:span text:style-name="T1">intimidatórias</text:span> num confronto directo com um adversário do mesmo calibre, mas seriam pouco ou nada eficientes face à superioridade de um projéctil de metal disparado com perícia. Não obstante, tanto Filipp como Denis repararam que eles tinham também armas de fogo com eles, dissimuladas por debaixo da vestimenta. Passariam despercebidas apenas para olhos pouco experientes. </text:p>
      <text:p text:style-name="P2"/>
      <text:p text:style-name="P2">- Alto! Quem são vocês e o que querem? - Questionou um dos guardas.</text:p>
      <text:p text:style-name="P2">- Sou o capitão Filipp, comandante da Fénix... Aquela nave que vocês podem ver ali em baixo. <text:s/>- Apontou para o local onde haviam aterrado. Embora longe, ainda era possível ver o aglomerado de <text:soft-page-break/>pessoas em redor do pássaro de metal.</text:p>
      <text:p text:style-name="P2">- Estamos aqui para falar com o governador Gorthan... Vimos avisá-lo de um grande perigo que se avizinha.... Kondar dirige o seu exército para cá. - Subitamente, uma expressão de terror apoderou-se dos rostos dos dois homens. Percebia-se claramente que não era a primeira vez que aquele nome maldito era por ali pronunciado. Com isso as suas faces tornaram-se menos carrancudas e começaram a ficar mais humanizadas.</text:p>
      <text:p text:style-name="P2">- Avisa o pessoal lá dentro. Diz-lhes que estão aqui umas pessoas que precisam falar urgentemente com o governador... sobre Kondar. - Pediu um deles ao outro. Este último pegou num pequeno dispositivo que tirou do bolso e afastando-se cerca de um ou dois metros disse qualquer coisa para o aparelho, algo que ninguém conseguiu perceber com nitidez. Ficou à escuta durante uns segundos.</text:p>
      <text:p text:style-name="P2">- O governador irá recebê-los agora, venham comigo. - Comunicou por fim. Seguiram sem demoras atrás dele em direcção à entrada do palácio.</text:p>
      <text:p text:style-name="P4"/>
      <text:p text:style-name="P2">Ao entrarem no átrio interior repararam que uns quatro ou cinco metros mais adiante <text:s/>estava um pequeno grupo de homens que aparentemente os aguardava. Mal se aproximaram, um desses sujeitos desfez o grupo e chegou-se perto dos visitantes. Era um sujeito de estatura média baixa, um pouco gordo, e com um bigode preto que pegava com uma barbicha branca que na base do queixo formava um triângulo quase perfeito. </text:p>
      <text:p text:style-name="P2">- Bem vindos forasteiros! Sou o governador Gorthan. Sejam muito bem vindos à cidade de Laferten. - Disse aquela figura icónica, esboçando um sorriso que pareceu sincero como poucos o parecem, ao mesmo tempo que fazia um pequeno gesto semelhante a uma vénia com a mão direita.</text:p>
      <text:p text:style-name="P2">- Digam-me.. Quem são os cavalheiros?... - Fez uma pequenina pausa. - ... E senhoras também... - Acrescentou, desta feita com um sorriso um tudo ou nada matreiro. Filipp tomou a iniciativa e fez as honras da casa, apresentado-se a si próprio e ao restante grupo. De <text:s/>seguida explicou-lhe a razão que ali os trouxera. Gorthan, apesar de não parecer totalmente surpreendido, mantinha um ar <text:soft-page-break/>visivelmente entristecido e perturbado.</text:p>
      <text:p text:style-name="P2">- Com que então esse bandido do Kondar resolveu atacar-nos? Bem... De certa forma isso era algo que já há muito receávamos... há alguns relatos de outras colónias... embora nunca pensasse que esse dia chegasse tão cedo. - Desabafou. <text:s/>- Acredito que o que me dizem seja verdade, mas acho muito estranho não termos recebido quaisquer informações do nosso posto avançado nas montanhas de Depsor... Os nossos técnicos há quase quarenta e oito horas que tentam entrar em contacto com eles... sem sucesso. Se foram atacados, então o seu silêncio faz agora todo o sentido... Só não entendo como não nos avisaram imediatamente antes de sofrerem o ataque...</text:p>
      <text:p text:style-name="P2">- Eles tentar até tentaram. Nós interceptámos uma comunicação via rádio quando eles avistaram o exército de Kondar. Não conseguiram ligar para cá porque talvez alguém tenha sabotado as comunicações... aqui!... - Explicou Nina, deixando a pequenina insinuação no ar. Filipp anuiu e subscreveu todas as palavras da sargento:</text:p>
      <text:p text:style-name="P2">- Temo que seja mesmo assim governador. - Gorthan estava visivelmente chocado. O gesto simpático dos lábios desvanecera-se por completo. Eles haviam-se cerrado <text:span text:style-name="T1">afincadamente</text:span> um sobre o outro.</text:p>
      <text:p text:style-name="P2">- Sabotado?... Aqui?... Mas o que querem dizer com isso? Acham que temos espiões ou traidores entre nós? - Nina voltou a reforçar a sua ideia que por enquanto ainda não passava de isso mesmo, de uma teoria de conspiração.</text:p>
      <text:p text:style-name="P2">- Infelizmente, tudo parece apontar nesse sentido... Ou também pode dar-se o caso de vocês estarem com alguma avaria grave nos aparelhos, mas não acredito muito neste tipo de coincidências. - Gorthan interveio de imediato descartando tal hipótese.</text:p>
      <text:p text:style-name="P2">- Não! Isso não! <text:s/>- Argumentou com convicção. - Se assim fosse, os nossos técnicos altamente qualificados tinham detectado logo qualquer anomalia. - Acrescentou.</text:p>
      <text:p text:style-name="P2">- Nesse caso creio que só resta mesmo a sabotagem como explicação. - Contrapôs a sargento. Gorthan virou-se prontamente para um dos seus acompanhantes, possivelmente algum<text:span text:style-name="T1"> assessor</text:span> seu, <text:soft-page-break/>e disse-lhe:</text:p>
      <text:p text:style-name="P2">- Quero uma lista de todas pessoas que tiveram acesso à sala de <text:s/>comunicações nas últimas setenta e duas horas. Nós estaremos no meu gabinete. - O sujeito ao qual ele se havia dirigido abandonou de imediato o local sem vociferar palavra. Gorthan convidou os elementos do grupo para que o acompanhassem até à referida sala de reuniões. Foi lá que Filipp lhe explicou a história dos medalhões.</text:p>
      <text:p text:style-name="P2"/>
      <text:p text:style-name="P2">Gorthan parecia tudo menos convencido com a bizarra história que ouvia, decididamente não jogava na equipa dos optimistas unidos, da qual Filipp era o capitão indiscutível. <text:s/></text:p>
      <text:p text:style-name="P2">- Essa história dos medalhões é realmente incrível. Contudo... Creio que não passa de um bonito conto de fadas. Não acredito nisso... - Meteu a mão por debaixo da blusa e retirou de lá um cordão que prendia um pequeno artefacto na ponta. - Há anos que envergo este medalhão e não adquiri poder algum... - Sorriu. - Sei que se fala que Kondar terá obtido os poderes que lhe permitem controlar os seus homens através de um amuleto qualquer mas... quanto a mim... é outra coisa qualquer... Se calhar fez um pacto qualquer com as trevas. - Voltou a esboçar um pequeno sorriso, mas desta vez foi daqueles bem amarelos e forçados. Houve lugar a uma pausa constrangedora. Ninguém sabia muito bem se havia de rir ou reagir de outra forma menos patética.</text:p>
      <text:p text:style-name="P2">- E tu, meu rapaz?... Descobriste algo sobre o teu medalhão? - Perguntou Gorthan, dirigindo-se a Joshua. Foi nessa altura que o rapaz contou a todos aquilo que ele e a irmã tinham testemunhado, e foi depois da sua intervenção que algumas mentes mudaram de rumo. Não houve quem ficasse indiferente, e à excepção de Filipp todos ficaram igualmente surpresos e incrédulos. Ele não estava atónito porque era um verdadeiro crente, e aquela revelação só servia para colmatar a pequeníssima percentagem de dúvida que se impusera a si próprio, apenas por mera precaução.</text:p>
      <text:p text:style-name="P2"/>
      <text:p text:style-name="P2">Instantes depois dos jovens terem terminado o curioso relato, eis que se ouve alguém bater à porta <text:soft-page-break/>do gabinete. Era o tal funcionário que ficara de arranjar a lista dos possíveis suspeitos. O relatório do seu trabalho de detective estava pronto.</text:p>
      <text:p text:style-name="P2">- Dá-me licença, senhor governador? - Disse ele mal pôs a cabeça do lado de dentro. - Já temos uma lista com as pessoas que tiveram acesso à sala de comunicações nos últimos três dias. Talvez haja mesmo algo errado... mas... também pode não ser nada...</text:p>
      <text:p text:style-name="P2">- E então? Desembucha homem! - Insistiu Gorthan, com alguma impaciência.</text:p>
      <text:p text:style-name="P2">- Bem... No total cinco funcionários tiveram acesso à sala. Já conseguimos contactá-los a todos para interrogatório... A todos menos a um. Um tal de Joel Carter. Parece que começou a trabalhar connosco como segundo oficial de comunicações há apenas duas semanas e... hoje de manhã já não compareceu no seu turno. Ninguém sabe onde está. - Gorthan começava a irritar-se um pouco mais do que o normal.</text:p>
      <text:p text:style-name="P2">- Raios! Era só o que me faltava... - Quanto a Filipp, esse já tinha poucas ou nenhumas dúvidas.</text:p>
      <text:p text:style-name="P2">- Parece-me bastante suspeito.... Talvez tenhamos encontrado a brecha no vosso sistema. Provavelmente alguém pago por Kondar - Referiu o capitão. Depois de ter assimilado e repetido várias vezes para si própria a pronunciação do nome do indivíduo, Nina achou por bem intervir:</text:p>
      <text:p text:style-name="P2">- Carter? Joel Carter? Esse nome não me é estranho, de onde será que... - Começou a puxar exaustivamente pelas memórias que habitavam os recantos da sua cabeça. - Já sei! - Exclamou, de dentes cerrados. - Joel Carter foi meu colega na recruta para o curso de oficial superior de comunicações... O seu verdadeiro nome é Joles Carter, mas assinava como Joel Carter... Era um sujeito estranho, bastante pacato e introvertido, nunca falava com ninguém a não ser que fosse obrigado a isso. No entanto... era muito bom naquilo que fazia. Era um dos melhores da turma.</text:p>
      <text:p text:style-name="P2">- Pois... Pelos vistos é mesmo bom nisto! - Ironizou Denis. - Eu gostava era de lhe pôr aos mãos em cima para um pequenino exame cá à minha maneira. - Acrescentou, batendo duas vezes com o punho direito na palma da mão esquerda. - Gorthan dirigiu-se de novo ao homenzinho que estava junto à porta.</text:p>
      <text:p text:style-name="P2"><text:soft-page-break/>- Encontrem-me esse cobarde! - Berrou. - Metam homens atrás dele. Não poupem esforços... Entretanto... Chama-me o responsável pela segurança! Temos muito trabalho a fazer. - Aquele <text:s/>sorriso habitual que normalmente andava pelas cercanias do seu rosto desaparecera totalmente. Havia cedido o lugar a uma expressão muito mais frígida e séria. Chegara o Gorthan que ele próprio não gostava e que muito poucas vezes tivera de mostrar.</text:p>
      <text:p text:style-name="P2"/>
      <text:p text:style-name="P2">Durante uns largos minutos houve apenas conversa de circunstância e troca de olhares cabisbaixos. O ponto final nesse período de tempo “quase morto” foi dado quando chegou o referido responsável pela segurança da cidade, um conselheiro e amigo pessoal de Gorthan. Os sete reunidos passaram então cerca de três horas a discutir a melhor estratégia para fazer face ao exército de Kondar. Várias tácticas foram discutidas mas um único consenso parecia ser alvo de unanimidade, embora ninguém ousasse revelá-lo. A simples aritmética dos números não jogava a favor de Laferten. Tal como as outras cidades coloniais, também os recursos militares de Laferten eram muito limitados. Nunca houvera necessidade de ser de outra forma pois o seu modo de vida nunca sofrera perturbações de maior. Esta era uma situação que ninguém previra, nem mesmo num daqueles maus pesadelos que todos eles tinham de vez em quando. E pelo menos para Joshua, eles não eram tão poucos quanto isso. Sonhava frequentemente com o seu pai, e até mesmo as memórias do terrível ataque à sua aldeia, apesar de ainda bastante frescas na sua mente, haviam já passado para o domínio dos sonhos. E verdade seja dita, já tinham tido o atrevimento de perturbá-lo durante um curto cochilo no decorrer da viagem para Laferten. <text:s/></text:p>
      <text:p text:style-name="P2"/>
      <text:p text:style-name="P2">A discussão foi longa e cansativa. No final todos estavam visivelmente fatigados e com ar de quem precisava de descanso a potes, mas o principal destaque ia inteirinho para a tripulação da Fénix. Esses cinco estavam completamente de rastos. Nem mesmo Fillip conseguia evitar um ou outro bocejo de quando em vez. Atento, o governador foi um dos que reparou nisso. Convidou-os a todos <text:soft-page-break/>a descansarem umas horas. </text:p>
      <text:p text:style-name="P2">- É melhor tentarem descansar agora um pouco... A viagem foi longa. - Disse ele. - Nada mais podem fazer por nós agora... O facto de nos terem vindo alertar para esta situação já foi mais do que alguma vez poderemos agradecer... Vou pedir a alguém que vos leve aos vossos aposentos. - De facto o dia já ia bastante longo, e o cansaço começava a apoderar-se sorrateiramente dos corpos e das mentes do audaz quinteto de viajantes. Convictos que nada mais poderiam fazer, resolveram acatar a sugestão e retiraram-se para os quartos que lhes haviam sido destinados, onde dormiriam durante várias horas.</text:p>
      <text:p text:style-name="P5"/>
      <text:p text:style-name="P2">- Acorda Joshua! Acorda! Estamos a ser atacados! O exército de Kondar está aqui! - Gritava Mariya, ainda em camisa de dormir. Esbracejava de forma histérica junto à cama do irmão. As paredes da habitação estremeceram violentamente mal ela acabou de proferir aquelas palavras. Ouviam-se barulhos de explosões e disparos de armamento pesado por tudo quanto era lado. Sentiam-se como se apanhados no meio de um autêntico inferno... Outra vez!</text:p>
      <text:p text:style-name="P2"/>
      <text:p text:style-name="P2">Os gritos longínquos de dor e desespero que ecoavam pela janela <text:span text:style-name="T1">semiaberta</text:span> <text:s/>do quarto eram <text:s/>absolutamente aterradores. Demasiado horripilantes para descrever com exactidão a quem não os conseguisse ouvir.</text:p>
      <text:p text:style-name="P2">- Mariya?.. Mariya!... Estás bem?... E os outros? - Joshua levantou-se de um salto, <text:s/>enfiou rapidamente as calças e procurou <text:span text:style-name="T1">energicamente</text:span> os sapatos por debaixo da cama. - Rápido, Mariya! Despacha-te! Temos de ir procurar os outros imediatamente.</text:p>
      <text:p text:style-name="P2"/>
      <text:p text:style-name="P2">Saíram de rompante, batendo com violência a porta do quarto por detrás deles. No final do corredor depararam-se com Filipp. Com uma das mãos empunhava uma arma enquanto que com a outra tentava atabalhoadamente vestir o casaco de cabedal escuro. Logo atrás dele, e emergindo de uma <text:soft-page-break/>porta contígua, sairiam Denis e Nina. Também eles empunhavam as suas armas de fogo. Com os corpos meio arqueados, encostaram-se à parede e olharam na direcção de Mariya e Joshua. </text:p>
      <text:p text:style-name="P2">- Venham! Temos de sair daqui depressa... Estamos a ser atacados. - Gritou Denis, ao mesmo tempo de lhes fazia sinal para avançarem. Filipp meteu a mão ao bolso do casaco e tirou de lá uma pequena pistola de cor cinzenta. Dirigiu-se a Joshua.</text:p>
      <text:p text:style-name="P2">- Toma! Sabes usar isto?</text:p>
      <text:p text:style-name="P2">- Sei sim. - Respondeu o rapaz prontamente. - Filipp passou-lhe a arma para as mãos, sem mais.</text:p>
      <text:p text:style-name="P2">- Agora tem cuidado... Precisamos sair daqui. <text:s/>Mantenham-se atrás de nós e sempre juntos à parede... Precisamos chegar à Fénix rapidamente. Não hesites em disparar se fores obrigado a isso... Mariya!... Não te afastes um milímetro do teu irmão. - Avisou Filipp.</text:p>
      <text:p text:style-name="P2"/>
      <text:p text:style-name="P2">Chegados ao fundo do fundo do corredor que dava para as escadarias que por sua vez conduziam ao rés-do-chão, resolveram assomar-se para baixo de forma muito cautelosa. Depararam-se com uma violenta cena de luta e uma acérrima troca de tiros que tinha lugar junto à entrada principal do palácio. Um pequeno grupo de homens combatia ferozmente com quatro ou cinco corpulentos <text:span text:style-name="T3">Drombies</text:span>. Ainda no primeiro andar, do lado esquerdo de onde eles se encontravam, assistiram ao emergir, de um corredor anexo, de um homem determinado e de aspecto robusto vestido apenas com um roupão de cor vermelha. Surgiu de rompante empunhando uma respeitosa caçadeira numas mãos pouco treinadas para o conflito. Deu dois disparos para baixo, na direcção da porta, recuando sempre um ou dois passos para trás com o impulso de cada tiro. Era o governador Gorthan. Filipp apercebeu-se que ele corria em perigo, e por isso gritou e gesticulou ferozmente na sua direcção. </text:p>
      <text:p text:style-name="P15"><text:span text:style-name="T7">- Governador!... Afaste-se daí!... Dê a volta pelo fundo do corredor e venha para aqui. - O ruído e a confusão eram tais que mesmo Filipp sentiu dificuldade em ouvir a sua própria voz. Gorthan também não deu notícia de nada e acabou por se inclinar sobre o corrimão para poder disparar mais uma vez. No preciso momento em que fazia pontaria ao inimigo, um descuido fatal fez com que ele </text:span><text:soft-page-break/><text:span text:style-name="T7">fosse atingido com um tiro certeiro na cabeça, apanhando-o mesmo em cheio numa das faces. Metade do seu rosto voou instantaneamente pelo ar, indo-se colar à parede esbranquiçada que havia logo por detrás de si. Vergado ao peso da caçadeira e às leis da gravidade, o seu corpo inanimado tombou para a frente, galgando a pequena protecção de madeira e estatelando-se uns metros mais abaixo. Mariya soltou um grito de horror. A primeira reacção de Joshua foi envolvê-la nos seus braços para a reconfortar, mas logo se viu forçado a largá-la para se abrigarem da chuva de balas <text:s/></text:span>supersónicas<text:span text:style-name="T7">. Denis, Nina e Filipp disparavam alternadamente para o meio da confusão, sem grande espaço ou tempo para selecção de alvos. Nina atingiu mortalmente um soldado que conseguira subir até metade da escadaria. Lá em baixo já se começava a lutar corpo a corpo, homem a homem (ou homem a qualquer coisa parecida). Algo que se ia tornando vulgar à medida que mais soldados inimigos entravam no edifício, e ao mesmo tempo que mais guardas do palácio chegavam em auxílio dos colegas. O luzidio chão de mármore bege começava já a ficar salpicado de corpos ensanguentados e destroçados. Agora é tudo menos um regalo para a vista.</text:span></text:p>
      <text:p text:style-name="P4"/>
      <text:p text:style-name="P2">- Por aqui não vamos conseguir sair... Temos de tentar outra saída. - Constatou Denis. - Há um elevador de serviço ali atrás que dá para a cave... Foi por ali que desceram os guardas que nos acompanharam há pouco. - Lembrou a sargento.</text:p>
      <text:p text:style-name="P2">- Então vamos! - Ordenou o capitão. Muito rapidamente, todo o grupo recuou, <text:s/>acatando sem contestações a palavra dele. Denis era quem seguia na retaguarda do quinteto, e foi por pouco que não foi atingido quando uma bala perdida estilhaçou um pedaço de parede mesmo por cima do seu ombro direito. Um outro projéctil vagabundo tentou seguir a trajectória do primeiro mas acabou incrustado nas profundezas de uma enorme tela a óleo que ironicamente retratava um local onde uma alegre e numerosa família desfrutava de uma calma e aprazível tarde de piquenique junto a um rio de águas cristalinas. A desordem do caos misturava-se com a serenidade do aprazível, desenhando ela própria uma página sangrenta no retrato da história. </text:p>
      <text:p text:style-name="P2"><text:soft-page-break/></text:p>
      <text:p text:style-name="P2">Entraram no elevador e desceram para o piso -1. Chegaram a uma espécie de arrecadação onde se podiam ver montes de prateleiras recheadas com caixotes de papelão cuidadosamente empilhados uns sobre os outros. Havia também alguns objectos partidos e espalhados pelo chão, talvez em parte isso se devesse ao impacto das violentas explosões que momentos atrás haviam estremecido o edifício. Do lado esquerdo da porta do elevador havia um corredor mal iluminado em cuja entrada se podia ler num letreiro de néon, apenas meio dependurado e já em curto-circuito, a indicação daquilo que parecia ser uma saída de emergência. Do lado direito existia uma escadaria que levava provavelmente ao andar de cima. Em frente havia um pequenino balcão de atendimento ou uma espécie de recepção. Fora claramente abandonado à sua sorte. <text:s/>A porta que lhe dava acesso estava totalmente aberta e não se via vivalma do lado de dentro. Nem vivos nem corpos mortos. Os papeis espalhados por cima da bancada e pelo chão, e a cadeira tombada junto à parede, testemunhavam a saída extemporânea do ou dos funcionários de serviço. Alguém tinha saído dali à pressa e isso não era nada de estranhar tendo em conta o cenário que se vivia por ali agora, o qual mais parecia um excerto retirado de um filme do género; “salve-se quem puder”. </text:p>
      <text:p text:style-name="P4"/>
      <text:p text:style-name="P2">Ouviu-se um burburinho enorme ao cimo das escadas que de imediato os colocou em alerta máximo. Instintivamente, detiveram-se à escuta como se estivessem a jogar uma versão distorcida do famoso jogo da estátua. Naquele preciso momento soou alto uma troca de quatro ou cinco tiros claramente provenientes de várias armas distintas disparadas em simultâneo. Ouviu-se qualquer coisa a cair. Quase instantaneamente, surge o corpo de um guarda do palácio a rebolar pelos degraus abaixo. Trambolhou até se imobilizar dependurado apenas no último lanço. Ouviram-se alguns passos pesados e apressados a descer os mesmos patamares. Não se augurava nada de bom a emergir daquela escadaria.</text:p>
      <text:p text:style-name="P2">- Rápido! Por aqui... Sigam-me! - Gritou Filipp, correndo rapidamente na direcção do corredor. O <text:soft-page-break/>restante quarteto apressou-se a segui-lo. Mal haviam contornado a esquina da saída, entraram na arrecadação de onde eles acabavam de sair, quatro soldados <text:span text:style-name="T3">Drombies</text:span>, ainda a tempo de vislumbrarem a fuga. Soldados esses que encetaram depois uma feroz perseguição atrás do grupo, disparando de forma indiscriminada na direcção dos seus componentes.</text:p>
      <text:p text:style-name="P4"/>
      <text:p text:style-name="P2">O corredor tinha cerca de cinquenta metros de comprimento mas parecia ter dez vezes mais que isso pois não era todo em linha recta, havendo três ou quatro mudanças de direcção pelo caminho. Era bastante sombrio e no seu interior circulava um ar abastado de um certo cheiro a mofo. Apenas aqui e ali umas quantas luzes de emergência estrategicamente colocadas junto das intersecções recortavam a penumbra. Filipp e Denis vinham na frente, seguidos de muito perto pelos dois jovens irmãos. A fechar a retaguarda seguia a sargento Nina, que tentava ripostar ao fogo alheio disparando à queima-roupa para trás, sobre o ombro. </text:p>
      <text:p text:style-name="P2"/>
      <text:p text:style-name="P2">De repente, no meio de toda aquela correria, um esgar de dor ecoou livre pelas paredes gélidas da passagem, esvaziando-se nos confins do labirinto. Nina havia tombado por terra. Estava agarrada a uma das pernas, a qual tinha sido parcialmente desfeita do joelho para baixo. </text:p>
      <text:p text:style-name="P2">- Sigam! Não parem! - Bradou ela, sem hesitação. - Eu aguento-os aqui atrá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ulo cristo</meta:initial-creator>
    <meta:creation-date>2010-01-08T13:56:58</meta:creation-date>
    <dc:date>2010-02-22T00:49:52</dc:date>
    <meta:editing-duration>PT13H06M03S</meta:editing-duration>
    <meta:editing-cycles>57</meta:editing-cycles>
    <meta:generator>OpenOffice.org/3.0$Linux OpenOffice.org_project/300m15$Build-9379</meta:generator>
    <meta:document-statistic meta:table-count="0" meta:image-count="0" meta:object-count="0" meta:page-count="53" meta:paragraph-count="217" meta:word-count="16577" meta:character-count="99300"/>
    <meta:user-defined meta:name="Info 1"/>
    <meta:user-defined meta:name="Info 2"/>
    <meta:user-defined meta:name="Info 3"/>
    <meta:user-defined meta:name="Info 4"/>
  </office:meta>
</office:document-meta>
</file>